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6mm"/>
    </style:style>
    <style:style style:name="co2" style:family="table-column">
      <style:table-column-properties fo:break-before="auto" style:column-width="19.81mm"/>
    </style:style>
    <style:style style:name="co3" style:family="table-column">
      <style:table-column-properties fo:break-before="auto" style:column-width="18.96mm"/>
    </style:style>
    <style:style style:name="co4" style:family="table-column">
      <style:table-column-properties fo:break-before="auto" style:column-width="24.69mm"/>
    </style:style>
    <style:style style:name="co5" style:family="table-column">
      <style:table-column-properties fo:break-before="auto" style:column-width="23.8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7.16mm"/>
    </style:style>
    <style:style style:name="co8" style:family="table-column">
      <style:table-column-properties fo:break-before="auto" style:column-width="30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DATASIZE</text:p>
          </table:table-cell>
          <table:table-cell office:value-type="string" calcext:value-type="string">
            <text:p>StaticTime</text:p>
          </table:table-cell>
          <table:table-cell office:value-type="string" calcext:value-type="string">
            <text:p>StaticSize</text:p>
          </table:table-cell>
          <table:table-cell office:value-type="string" calcext:value-type="string">
            <text:p>DynamicTime</text:p>
          </table:table-cell>
          <table:table-cell office:value-type="string" calcext:value-type="string">
            <text:p>DynamicSize</text:p>
          </table:table-cell>
          <table:table-cell table:number-columns-repeated="2"/>
          <table:table-cell office:value-type="string" calcext:value-type="string">
            <text:p>Moyenne Static</text:p>
          </table:table-cell>
          <table:table-cell office:value-type="string" calcext:value-type="string">
            <text:p>Moyenne Dynam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00052</text:p>
          </table:table-cell>
          <table:table-cell office:value-type="float" office:value="10560" calcext:value-type="float">
            <text:p>10560</text:p>
          </table:table-cell>
          <table:table-cell office:value-type="string" calcext:value-type="string">
            <text:p>0.000064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2])" office:value-type="float" office:value="10560" calcext:value-type="float">
            <text:p>10560</text:p>
          </table:table-cell>
          <table:table-cell table:formula="of:=AVERAGE([.E2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00055</text:p>
          </table:table-cell>
          <table:table-cell office:value-type="float" office:value="10560" calcext:value-type="float">
            <text:p>10560</text:p>
          </table:table-cell>
          <table:table-cell office:value-type="string" calcext:value-type="string">
            <text:p>0.000047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2:.C3])" office:value-type="float" office:value="10560" calcext:value-type="float">
            <text:p>10560</text:p>
          </table:table-cell>
          <table:table-cell table:formula="of:=AVERAGE([.E3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00045</text:p>
          </table:table-cell>
          <table:table-cell office:value-type="float" office:value="10560" calcext:value-type="float">
            <text:p>10560</text:p>
          </table:table-cell>
          <table:table-cell office:value-type="string" calcext:value-type="string">
            <text:p>0.000047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3:.C4])" office:value-type="float" office:value="10560" calcext:value-type="float">
            <text:p>10560</text:p>
          </table:table-cell>
          <table:table-cell table:formula="of:=AVERAGE([.E4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00051</text:p>
          </table:table-cell>
          <table:table-cell office:value-type="float" office:value="10560" calcext:value-type="float">
            <text:p>10560</text:p>
          </table:table-cell>
          <table:table-cell office:value-type="string" calcext:value-type="string">
            <text:p>0.000047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4:.C5])" office:value-type="float" office:value="10560" calcext:value-type="float">
            <text:p>10560</text:p>
          </table:table-cell>
          <table:table-cell table:formula="of:=AVERAGE([.E5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00060</text:p>
          </table:table-cell>
          <table:table-cell office:value-type="float" office:value="10560" calcext:value-type="float">
            <text:p>10560</text:p>
          </table:table-cell>
          <table:table-cell office:value-type="string" calcext:value-type="string">
            <text:p>0.000048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5:.C6])" office:value-type="float" office:value="10560" calcext:value-type="float">
            <text:p>10560</text:p>
          </table:table-cell>
          <table:table-cell table:formula="of:=AVERAGE([.E6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00055</text:p>
          </table:table-cell>
          <table:table-cell office:value-type="float" office:value="10560" calcext:value-type="float">
            <text:p>10560</text:p>
          </table:table-cell>
          <table:table-cell office:value-type="string" calcext:value-type="string">
            <text:p>0.000051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6:.C7])" office:value-type="float" office:value="10560" calcext:value-type="float">
            <text:p>10560</text:p>
          </table:table-cell>
          <table:table-cell table:formula="of:=AVERAGE([.E7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00067</text:p>
          </table:table-cell>
          <table:table-cell office:value-type="float" office:value="10560" calcext:value-type="float">
            <text:p>10560</text:p>
          </table:table-cell>
          <table:table-cell office:value-type="string" calcext:value-type="string">
            <text:p>0.000047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7:.C8])" office:value-type="float" office:value="10560" calcext:value-type="float">
            <text:p>10560</text:p>
          </table:table-cell>
          <table:table-cell table:formula="of:=AVERAGE([.E8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00057</text:p>
          </table:table-cell>
          <table:table-cell office:value-type="float" office:value="10560" calcext:value-type="float">
            <text:p>10560</text:p>
          </table:table-cell>
          <table:table-cell office:value-type="string" calcext:value-type="string">
            <text:p>0.000046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8:.C9])" office:value-type="float" office:value="10560" calcext:value-type="float">
            <text:p>10560</text:p>
          </table:table-cell>
          <table:table-cell table:formula="of:=AVERAGE([.E9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00045</text:p>
          </table:table-cell>
          <table:table-cell office:value-type="float" office:value="10560" calcext:value-type="float">
            <text:p>10560</text:p>
          </table:table-cell>
          <table:table-cell office:value-type="string" calcext:value-type="string">
            <text:p>0.000067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9:.C10])" office:value-type="float" office:value="10560" calcext:value-type="float">
            <text:p>10560</text:p>
          </table:table-cell>
          <table:table-cell table:formula="of:=AVERAGE([.E1:.E10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00048</text:p>
          </table:table-cell>
          <table:table-cell office:value-type="float" office:value="10560" calcext:value-type="float">
            <text:p>10560</text:p>
          </table:table-cell>
          <table:table-cell office:value-type="string" calcext:value-type="string">
            <text:p>0.000062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2:.C11])" office:value-type="float" office:value="10560" calcext:value-type="float">
            <text:p>10560</text:p>
          </table:table-cell>
          <table:table-cell table:formula="of:=AVERAGE([.E2:.E11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000056</text:p>
          </table:table-cell>
          <table:table-cell office:value-type="float" office:value="10568" calcext:value-type="float">
            <text:p>10568</text:p>
          </table:table-cell>
          <table:table-cell office:value-type="string" calcext:value-type="string">
            <text:p>0.000049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3:.C12])" office:value-type="float" office:value="10560.8" calcext:value-type="float">
            <text:p>10560,8</text:p>
          </table:table-cell>
          <table:table-cell table:formula="of:=AVERAGE([.E3:.E12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000109</text:p>
          </table:table-cell>
          <table:table-cell office:value-type="float" office:value="10568" calcext:value-type="float">
            <text:p>10568</text:p>
          </table:table-cell>
          <table:table-cell office:value-type="string" calcext:value-type="string">
            <text:p>0.000044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4:.C13])" office:value-type="float" office:value="10561.6" calcext:value-type="float">
            <text:p>10561,6</text:p>
          </table:table-cell>
          <table:table-cell table:formula="of:=AVERAGE([.E4:.E13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000053</text:p>
          </table:table-cell>
          <table:table-cell office:value-type="float" office:value="10568" calcext:value-type="float">
            <text:p>10568</text:p>
          </table:table-cell>
          <table:table-cell office:value-type="string" calcext:value-type="string">
            <text:p>0.000054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5:.C14])" office:value-type="float" office:value="10562.4" calcext:value-type="float">
            <text:p>10562,4</text:p>
          </table:table-cell>
          <table:table-cell table:formula="of:=AVERAGE([.E5:.E14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000061</text:p>
          </table:table-cell>
          <table:table-cell office:value-type="float" office:value="10568" calcext:value-type="float">
            <text:p>10568</text:p>
          </table:table-cell>
          <table:table-cell office:value-type="string" calcext:value-type="string">
            <text:p>0.000068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6:.C15])" office:value-type="float" office:value="10563.2" calcext:value-type="float">
            <text:p>10563,2</text:p>
          </table:table-cell>
          <table:table-cell table:formula="of:=AVERAGE([.E6:.E15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000085</text:p>
          </table:table-cell>
          <table:table-cell office:value-type="float" office:value="10568" calcext:value-type="float">
            <text:p>10568</text:p>
          </table:table-cell>
          <table:table-cell office:value-type="string" calcext:value-type="string">
            <text:p>0.000040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7:.C16])" office:value-type="float" office:value="10564" calcext:value-type="float">
            <text:p>10564</text:p>
          </table:table-cell>
          <table:table-cell table:formula="of:=AVERAGE([.E7:.E16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000058</text:p>
          </table:table-cell>
          <table:table-cell office:value-type="float" office:value="10568" calcext:value-type="float">
            <text:p>10568</text:p>
          </table:table-cell>
          <table:table-cell office:value-type="string" calcext:value-type="string">
            <text:p>0.000047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8:.C17])" office:value-type="float" office:value="10564.8" calcext:value-type="float">
            <text:p>10564,8</text:p>
          </table:table-cell>
          <table:table-cell table:formula="of:=AVERAGE([.E8:.E17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000054</text:p>
          </table:table-cell>
          <table:table-cell office:value-type="float" office:value="10568" calcext:value-type="float">
            <text:p>10568</text:p>
          </table:table-cell>
          <table:table-cell office:value-type="string" calcext:value-type="string">
            <text:p>0.000042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9:.C18])" office:value-type="float" office:value="10565.6" calcext:value-type="float">
            <text:p>10565,6</text:p>
          </table:table-cell>
          <table:table-cell table:formula="of:=AVERAGE([.E9:.E18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000054</text:p>
          </table:table-cell>
          <table:table-cell office:value-type="float" office:value="10568" calcext:value-type="float">
            <text:p>10568</text:p>
          </table:table-cell>
          <table:table-cell office:value-type="string" calcext:value-type="string">
            <text:p>0.000057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0:.C19])" office:value-type="float" office:value="10566.4" calcext:value-type="float">
            <text:p>10566,4</text:p>
          </table:table-cell>
          <table:table-cell table:formula="of:=AVERAGE([.E10:.E19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000040</text:p>
          </table:table-cell>
          <table:table-cell office:value-type="float" office:value="10568" calcext:value-type="float">
            <text:p>10568</text:p>
          </table:table-cell>
          <table:table-cell office:value-type="string" calcext:value-type="string">
            <text:p>0.000052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1:.C20])" office:value-type="float" office:value="10567.2" calcext:value-type="float">
            <text:p>10567,2</text:p>
          </table:table-cell>
          <table:table-cell table:formula="of:=AVERAGE([.E11:.E20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000047</text:p>
          </table:table-cell>
          <table:table-cell office:value-type="float" office:value="10568" calcext:value-type="float">
            <text:p>10568</text:p>
          </table:table-cell>
          <table:table-cell office:value-type="string" calcext:value-type="string">
            <text:p>0.000078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2:.C21])" office:value-type="float" office:value="10568" calcext:value-type="float">
            <text:p>10568</text:p>
          </table:table-cell>
          <table:table-cell table:formula="of:=AVERAGE([.E12:.E21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000051</text:p>
          </table:table-cell>
          <table:table-cell office:value-type="float" office:value="10584" calcext:value-type="float">
            <text:p>10584</text:p>
          </table:table-cell>
          <table:table-cell office:value-type="string" calcext:value-type="string">
            <text:p>0.000051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3:.C22])" office:value-type="float" office:value="10569.6" calcext:value-type="float">
            <text:p>10569,6</text:p>
          </table:table-cell>
          <table:table-cell table:formula="of:=AVERAGE([.E13:.E22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000056</text:p>
          </table:table-cell>
          <table:table-cell office:value-type="float" office:value="10584" calcext:value-type="float">
            <text:p>10584</text:p>
          </table:table-cell>
          <table:table-cell office:value-type="string" calcext:value-type="string">
            <text:p>0.000051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4:.C23])" office:value-type="float" office:value="10571.2" calcext:value-type="float">
            <text:p>10571,2</text:p>
          </table:table-cell>
          <table:table-cell table:formula="of:=AVERAGE([.E14:.E23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000051</text:p>
          </table:table-cell>
          <table:table-cell office:value-type="float" office:value="10584" calcext:value-type="float">
            <text:p>10584</text:p>
          </table:table-cell>
          <table:table-cell office:value-type="string" calcext:value-type="string">
            <text:p>0.000061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5:.C24])" office:value-type="float" office:value="10572.8" calcext:value-type="float">
            <text:p>10572,8</text:p>
          </table:table-cell>
          <table:table-cell table:formula="of:=AVERAGE([.E15:.E24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000056</text:p>
          </table:table-cell>
          <table:table-cell office:value-type="float" office:value="10584" calcext:value-type="float">
            <text:p>10584</text:p>
          </table:table-cell>
          <table:table-cell office:value-type="string" calcext:value-type="string">
            <text:p>0.000057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6:.C25])" office:value-type="float" office:value="10574.4" calcext:value-type="float">
            <text:p>10574,4</text:p>
          </table:table-cell>
          <table:table-cell table:formula="of:=AVERAGE([.E16:.E25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000045</text:p>
          </table:table-cell>
          <table:table-cell office:value-type="float" office:value="10584" calcext:value-type="float">
            <text:p>10584</text:p>
          </table:table-cell>
          <table:table-cell office:value-type="string" calcext:value-type="string">
            <text:p>0.000047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7:.C26])" office:value-type="float" office:value="10576" calcext:value-type="float">
            <text:p>10576</text:p>
          </table:table-cell>
          <table:table-cell table:formula="of:=AVERAGE([.E17:.E26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000050</text:p>
          </table:table-cell>
          <table:table-cell office:value-type="float" office:value="10584" calcext:value-type="float">
            <text:p>10584</text:p>
          </table:table-cell>
          <table:table-cell office:value-type="string" calcext:value-type="string">
            <text:p>0.000322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8:.C27])" office:value-type="float" office:value="10577.6" calcext:value-type="float">
            <text:p>10577,6</text:p>
          </table:table-cell>
          <table:table-cell table:formula="of:=AVERAGE([.E18:.E27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000074</text:p>
          </table:table-cell>
          <table:table-cell office:value-type="float" office:value="10584" calcext:value-type="float">
            <text:p>10584</text:p>
          </table:table-cell>
          <table:table-cell office:value-type="string" calcext:value-type="string">
            <text:p>0.000067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9:.C28])" office:value-type="float" office:value="10579.2" calcext:value-type="float">
            <text:p>10579,2</text:p>
          </table:table-cell>
          <table:table-cell table:formula="of:=AVERAGE([.E19:.E28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000045</text:p>
          </table:table-cell>
          <table:table-cell office:value-type="float" office:value="10584" calcext:value-type="float">
            <text:p>10584</text:p>
          </table:table-cell>
          <table:table-cell office:value-type="string" calcext:value-type="string">
            <text:p>0.000056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20:.C29])" office:value-type="float" office:value="10580.8" calcext:value-type="float">
            <text:p>10580,8</text:p>
          </table:table-cell>
          <table:table-cell table:formula="of:=AVERAGE([.E20:.E29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000055</text:p>
          </table:table-cell>
          <table:table-cell office:value-type="float" office:value="10584" calcext:value-type="float">
            <text:p>10584</text:p>
          </table:table-cell>
          <table:table-cell office:value-type="string" calcext:value-type="string">
            <text:p>0.000063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21:.C30])" office:value-type="float" office:value="10582.4" calcext:value-type="float">
            <text:p>10582,4</text:p>
          </table:table-cell>
          <table:table-cell table:formula="of:=AVERAGE([.E21:.E30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000060</text:p>
          </table:table-cell>
          <table:table-cell office:value-type="float" office:value="10584" calcext:value-type="float">
            <text:p>10584</text:p>
          </table:table-cell>
          <table:table-cell office:value-type="string" calcext:value-type="string">
            <text:p>0.000088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22:.C31])" office:value-type="float" office:value="10584" calcext:value-type="float">
            <text:p>10584</text:p>
          </table:table-cell>
          <table:table-cell table:formula="of:=AVERAGE([.E22:.E31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000091</text:p>
          </table:table-cell>
          <table:table-cell office:value-type="float" office:value="10632" calcext:value-type="float">
            <text:p>10632</text:p>
          </table:table-cell>
          <table:table-cell office:value-type="string" calcext:value-type="string">
            <text:p>0.000066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23:.C32])" office:value-type="float" office:value="10588.8" calcext:value-type="float">
            <text:p>10588,8</text:p>
          </table:table-cell>
          <table:table-cell table:formula="of:=AVERAGE([.E23:.E32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000071</text:p>
          </table:table-cell>
          <table:table-cell office:value-type="float" office:value="10632" calcext:value-type="float">
            <text:p>10632</text:p>
          </table:table-cell>
          <table:table-cell office:value-type="string" calcext:value-type="string">
            <text:p>0.000080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24:.C33])" office:value-type="float" office:value="10593.6" calcext:value-type="float">
            <text:p>10593,6</text:p>
          </table:table-cell>
          <table:table-cell table:formula="of:=AVERAGE([.E24:.E33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000068</text:p>
          </table:table-cell>
          <table:table-cell office:value-type="float" office:value="10632" calcext:value-type="float">
            <text:p>10632</text:p>
          </table:table-cell>
          <table:table-cell office:value-type="string" calcext:value-type="string">
            <text:p>0.000112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25:.C34])" office:value-type="float" office:value="10598.4" calcext:value-type="float">
            <text:p>10598,4</text:p>
          </table:table-cell>
          <table:table-cell table:formula="of:=AVERAGE([.E25:.E34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000068</text:p>
          </table:table-cell>
          <table:table-cell office:value-type="float" office:value="10632" calcext:value-type="float">
            <text:p>10632</text:p>
          </table:table-cell>
          <table:table-cell office:value-type="string" calcext:value-type="string">
            <text:p>0.000062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26:.C35])" office:value-type="float" office:value="10603.2" calcext:value-type="float">
            <text:p>10603,2</text:p>
          </table:table-cell>
          <table:table-cell table:formula="of:=AVERAGE([.E26:.E35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000060</text:p>
          </table:table-cell>
          <table:table-cell office:value-type="float" office:value="10632" calcext:value-type="float">
            <text:p>10632</text:p>
          </table:table-cell>
          <table:table-cell office:value-type="string" calcext:value-type="string">
            <text:p>0.000051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27:.C36])" office:value-type="float" office:value="10608" calcext:value-type="float">
            <text:p>10608</text:p>
          </table:table-cell>
          <table:table-cell table:formula="of:=AVERAGE([.E27:.E36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000089</text:p>
          </table:table-cell>
          <table:table-cell office:value-type="float" office:value="10632" calcext:value-type="float">
            <text:p>10632</text:p>
          </table:table-cell>
          <table:table-cell office:value-type="string" calcext:value-type="string">
            <text:p>0.000089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28:.C37])" office:value-type="float" office:value="10612.8" calcext:value-type="float">
            <text:p>10612,8</text:p>
          </table:table-cell>
          <table:table-cell table:formula="of:=AVERAGE([.E28:.E37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000093</text:p>
          </table:table-cell>
          <table:table-cell office:value-type="float" office:value="10632" calcext:value-type="float">
            <text:p>10632</text:p>
          </table:table-cell>
          <table:table-cell office:value-type="string" calcext:value-type="string">
            <text:p>0.000074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29:.C38])" office:value-type="float" office:value="10617.6" calcext:value-type="float">
            <text:p>10617,6</text:p>
          </table:table-cell>
          <table:table-cell table:formula="of:=AVERAGE([.E29:.E38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000095</text:p>
          </table:table-cell>
          <table:table-cell office:value-type="float" office:value="10632" calcext:value-type="float">
            <text:p>10632</text:p>
          </table:table-cell>
          <table:table-cell office:value-type="string" calcext:value-type="string">
            <text:p>0.000070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30:.C39])" office:value-type="float" office:value="10622.4" calcext:value-type="float">
            <text:p>10622,4</text:p>
          </table:table-cell>
          <table:table-cell table:formula="of:=AVERAGE([.E30:.E39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000091</text:p>
          </table:table-cell>
          <table:table-cell office:value-type="float" office:value="10632" calcext:value-type="float">
            <text:p>10632</text:p>
          </table:table-cell>
          <table:table-cell office:value-type="string" calcext:value-type="string">
            <text:p>0.000073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31:.C40])" office:value-type="float" office:value="10627.2" calcext:value-type="float">
            <text:p>10627,2</text:p>
          </table:table-cell>
          <table:table-cell table:formula="of:=AVERAGE([.E31:.E40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000076</text:p>
          </table:table-cell>
          <table:table-cell office:value-type="float" office:value="10632" calcext:value-type="float">
            <text:p>10632</text:p>
          </table:table-cell>
          <table:table-cell office:value-type="string" calcext:value-type="string">
            <text:p>0.000073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32:.C41])" office:value-type="float" office:value="10632" calcext:value-type="float">
            <text:p>10632</text:p>
          </table:table-cell>
          <table:table-cell table:formula="of:=AVERAGE([.E32:.E41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000274</text:p>
          </table:table-cell>
          <table:table-cell office:value-type="float" office:value="10664" calcext:value-type="float">
            <text:p>10664</text:p>
          </table:table-cell>
          <table:table-cell office:value-type="string" calcext:value-type="string">
            <text:p>0.000223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33:.C42])" office:value-type="float" office:value="10635.2" calcext:value-type="float">
            <text:p>10635,2</text:p>
          </table:table-cell>
          <table:table-cell table:formula="of:=AVERAGE([.E33:.E42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000112</text:p>
          </table:table-cell>
          <table:table-cell office:value-type="float" office:value="10664" calcext:value-type="float">
            <text:p>10664</text:p>
          </table:table-cell>
          <table:table-cell office:value-type="string" calcext:value-type="string">
            <text:p>0.000246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34:.C43])" office:value-type="float" office:value="10638.4" calcext:value-type="float">
            <text:p>10638,4</text:p>
          </table:table-cell>
          <table:table-cell table:formula="of:=AVERAGE([.E34:.E43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000101</text:p>
          </table:table-cell>
          <table:table-cell office:value-type="float" office:value="10664" calcext:value-type="float">
            <text:p>10664</text:p>
          </table:table-cell>
          <table:table-cell office:value-type="string" calcext:value-type="string">
            <text:p>0.000133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35:.C44])" office:value-type="float" office:value="10641.6" calcext:value-type="float">
            <text:p>10641,6</text:p>
          </table:table-cell>
          <table:table-cell table:formula="of:=AVERAGE([.E35:.E44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000087</text:p>
          </table:table-cell>
          <table:table-cell office:value-type="float" office:value="10664" calcext:value-type="float">
            <text:p>10664</text:p>
          </table:table-cell>
          <table:table-cell office:value-type="string" calcext:value-type="string">
            <text:p>0.000066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36:.C45])" office:value-type="float" office:value="10644.8" calcext:value-type="float">
            <text:p>10644,8</text:p>
          </table:table-cell>
          <table:table-cell table:formula="of:=AVERAGE([.E36:.E45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000091</text:p>
          </table:table-cell>
          <table:table-cell office:value-type="float" office:value="10664" calcext:value-type="float">
            <text:p>10664</text:p>
          </table:table-cell>
          <table:table-cell office:value-type="string" calcext:value-type="string">
            <text:p>0.000121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37:.C46])" office:value-type="float" office:value="10648" calcext:value-type="float">
            <text:p>10648</text:p>
          </table:table-cell>
          <table:table-cell table:formula="of:=AVERAGE([.E37:.E46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000110</text:p>
          </table:table-cell>
          <table:table-cell office:value-type="float" office:value="10664" calcext:value-type="float">
            <text:p>10664</text:p>
          </table:table-cell>
          <table:table-cell office:value-type="string" calcext:value-type="string">
            <text:p>0.000082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38:.C47])" office:value-type="float" office:value="10651.2" calcext:value-type="float">
            <text:p>10651,2</text:p>
          </table:table-cell>
          <table:table-cell table:formula="of:=AVERAGE([.E38:.E47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000084</text:p>
          </table:table-cell>
          <table:table-cell office:value-type="float" office:value="10664" calcext:value-type="float">
            <text:p>10664</text:p>
          </table:table-cell>
          <table:table-cell office:value-type="string" calcext:value-type="string">
            <text:p>0.000089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39:.C48])" office:value-type="float" office:value="10654.4" calcext:value-type="float">
            <text:p>10654,4</text:p>
          </table:table-cell>
          <table:table-cell table:formula="of:=AVERAGE([.E39:.E48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000094</text:p>
          </table:table-cell>
          <table:table-cell office:value-type="float" office:value="10664" calcext:value-type="float">
            <text:p>10664</text:p>
          </table:table-cell>
          <table:table-cell office:value-type="string" calcext:value-type="string">
            <text:p>0.000090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40:.C49])" office:value-type="float" office:value="10657.6" calcext:value-type="float">
            <text:p>10657,6</text:p>
          </table:table-cell>
          <table:table-cell table:formula="of:=AVERAGE([.E40:.E49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000100</text:p>
          </table:table-cell>
          <table:table-cell office:value-type="float" office:value="10664" calcext:value-type="float">
            <text:p>10664</text:p>
          </table:table-cell>
          <table:table-cell office:value-type="string" calcext:value-type="string">
            <text:p>0.000120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41:.C50])" office:value-type="float" office:value="10660.8" calcext:value-type="float">
            <text:p>10660,8</text:p>
          </table:table-cell>
          <table:table-cell table:formula="of:=AVERAGE([.E41:.E50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000262</text:p>
          </table:table-cell>
          <table:table-cell office:value-type="float" office:value="10664" calcext:value-type="float">
            <text:p>10664</text:p>
          </table:table-cell>
          <table:table-cell office:value-type="string" calcext:value-type="string">
            <text:p>0.000068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42:.C51])" office:value-type="float" office:value="10664" calcext:value-type="float">
            <text:p>10664</text:p>
          </table:table-cell>
          <table:table-cell table:formula="of:=AVERAGE([.E42:.E51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.000161</text:p>
          </table:table-cell>
          <table:table-cell office:value-type="float" office:value="10728" calcext:value-type="float">
            <text:p>10728</text:p>
          </table:table-cell>
          <table:table-cell office:value-type="string" calcext:value-type="string">
            <text:p>0.000148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43:.C52])" office:value-type="float" office:value="10670.4" calcext:value-type="float">
            <text:p>10670,4</text:p>
          </table:table-cell>
          <table:table-cell table:formula="of:=AVERAGE([.E43:.E52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.000179</text:p>
          </table:table-cell>
          <table:table-cell office:value-type="float" office:value="10728" calcext:value-type="float">
            <text:p>10728</text:p>
          </table:table-cell>
          <table:table-cell office:value-type="string" calcext:value-type="string">
            <text:p>0.000135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44:.C53])" office:value-type="float" office:value="10676.8" calcext:value-type="float">
            <text:p>10676,8</text:p>
          </table:table-cell>
          <table:table-cell table:formula="of:=AVERAGE([.E44:.E53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.000240</text:p>
          </table:table-cell>
          <table:table-cell office:value-type="float" office:value="10728" calcext:value-type="float">
            <text:p>10728</text:p>
          </table:table-cell>
          <table:table-cell office:value-type="string" calcext:value-type="string">
            <text:p>0.000205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45:.C54])" office:value-type="float" office:value="10683.2" calcext:value-type="float">
            <text:p>10683,2</text:p>
          </table:table-cell>
          <table:table-cell table:formula="of:=AVERAGE([.E45:.E54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.000299</text:p>
          </table:table-cell>
          <table:table-cell office:value-type="float" office:value="10728" calcext:value-type="float">
            <text:p>10728</text:p>
          </table:table-cell>
          <table:table-cell office:value-type="string" calcext:value-type="string">
            <text:p>0.000149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46:.C55])" office:value-type="float" office:value="10689.6" calcext:value-type="float">
            <text:p>10689,6</text:p>
          </table:table-cell>
          <table:table-cell table:formula="of:=AVERAGE([.E46:.E55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.000194</text:p>
          </table:table-cell>
          <table:table-cell office:value-type="float" office:value="10728" calcext:value-type="float">
            <text:p>10728</text:p>
          </table:table-cell>
          <table:table-cell office:value-type="string" calcext:value-type="string">
            <text:p>0.000350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47:.C56])" office:value-type="float" office:value="10696" calcext:value-type="float">
            <text:p>10696</text:p>
          </table:table-cell>
          <table:table-cell table:formula="of:=AVERAGE([.E47:.E56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.000225</text:p>
          </table:table-cell>
          <table:table-cell office:value-type="float" office:value="10728" calcext:value-type="float">
            <text:p>10728</text:p>
          </table:table-cell>
          <table:table-cell office:value-type="string" calcext:value-type="string">
            <text:p>0.000136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48:.C57])" office:value-type="float" office:value="10702.4" calcext:value-type="float">
            <text:p>10702,4</text:p>
          </table:table-cell>
          <table:table-cell table:formula="of:=AVERAGE([.E48:.E57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.000154</text:p>
          </table:table-cell>
          <table:table-cell office:value-type="float" office:value="10728" calcext:value-type="float">
            <text:p>10728</text:p>
          </table:table-cell>
          <table:table-cell office:value-type="string" calcext:value-type="string">
            <text:p>0.000398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49:.C58])" office:value-type="float" office:value="10708.8" calcext:value-type="float">
            <text:p>10708,8</text:p>
          </table:table-cell>
          <table:table-cell table:formula="of:=AVERAGE([.E49:.E58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.000137</text:p>
          </table:table-cell>
          <table:table-cell office:value-type="float" office:value="10728" calcext:value-type="float">
            <text:p>10728</text:p>
          </table:table-cell>
          <table:table-cell office:value-type="string" calcext:value-type="string">
            <text:p>0.000116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50:.C59])" office:value-type="float" office:value="10715.2" calcext:value-type="float">
            <text:p>10715,2</text:p>
          </table:table-cell>
          <table:table-cell table:formula="of:=AVERAGE([.E50:.E59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.000135</text:p>
          </table:table-cell>
          <table:table-cell office:value-type="float" office:value="10728" calcext:value-type="float">
            <text:p>10728</text:p>
          </table:table-cell>
          <table:table-cell office:value-type="string" calcext:value-type="string">
            <text:p>0.000190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51:.C60])" office:value-type="float" office:value="10721.6" calcext:value-type="float">
            <text:p>10721,6</text:p>
          </table:table-cell>
          <table:table-cell table:formula="of:=AVERAGE([.E51:.E60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.000146</text:p>
          </table:table-cell>
          <table:table-cell office:value-type="float" office:value="10728" calcext:value-type="float">
            <text:p>10728</text:p>
          </table:table-cell>
          <table:table-cell office:value-type="string" calcext:value-type="string">
            <text:p>0.000158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52:.C61])" office:value-type="float" office:value="10728" calcext:value-type="float">
            <text:p>10728</text:p>
          </table:table-cell>
          <table:table-cell table:formula="of:=AVERAGE([.E52:.E61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.000275</text:p>
          </table:table-cell>
          <table:table-cell office:value-type="float" office:value="10856" calcext:value-type="float">
            <text:p>10856</text:p>
          </table:table-cell>
          <table:table-cell office:value-type="string" calcext:value-type="string">
            <text:p>0.000204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53:.C62])" office:value-type="float" office:value="10740.8" calcext:value-type="float">
            <text:p>10740,8</text:p>
          </table:table-cell>
          <table:table-cell table:formula="of:=AVERAGE([.E53:.E62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.000267</text:p>
          </table:table-cell>
          <table:table-cell office:value-type="float" office:value="10856" calcext:value-type="float">
            <text:p>10856</text:p>
          </table:table-cell>
          <table:table-cell office:value-type="string" calcext:value-type="string">
            <text:p>0.000566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54:.C63])" office:value-type="float" office:value="10753.6" calcext:value-type="float">
            <text:p>10753,6</text:p>
          </table:table-cell>
          <table:table-cell table:formula="of:=AVERAGE([.E54:.E63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.000318</text:p>
          </table:table-cell>
          <table:table-cell office:value-type="float" office:value="10856" calcext:value-type="float">
            <text:p>10856</text:p>
          </table:table-cell>
          <table:table-cell office:value-type="string" calcext:value-type="string">
            <text:p>0.000241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55:.C64])" office:value-type="float" office:value="10766.4" calcext:value-type="float">
            <text:p>10766,4</text:p>
          </table:table-cell>
          <table:table-cell table:formula="of:=AVERAGE([.E55:.E64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.000299</text:p>
          </table:table-cell>
          <table:table-cell office:value-type="float" office:value="10856" calcext:value-type="float">
            <text:p>10856</text:p>
          </table:table-cell>
          <table:table-cell office:value-type="string" calcext:value-type="string">
            <text:p>0.000277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56:.C65])" office:value-type="float" office:value="10779.2" calcext:value-type="float">
            <text:p>10779,2</text:p>
          </table:table-cell>
          <table:table-cell table:formula="of:=AVERAGE([.E56:.E65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.000268</text:p>
          </table:table-cell>
          <table:table-cell office:value-type="float" office:value="10856" calcext:value-type="float">
            <text:p>10856</text:p>
          </table:table-cell>
          <table:table-cell office:value-type="string" calcext:value-type="string">
            <text:p>0.000417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57:.C66])" office:value-type="float" office:value="10792" calcext:value-type="float">
            <text:p>10792</text:p>
          </table:table-cell>
          <table:table-cell table:formula="of:=AVERAGE([.E57:.E66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.000679</text:p>
          </table:table-cell>
          <table:table-cell office:value-type="float" office:value="10856" calcext:value-type="float">
            <text:p>10856</text:p>
          </table:table-cell>
          <table:table-cell office:value-type="string" calcext:value-type="string">
            <text:p>0.000724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58:.C67])" office:value-type="float" office:value="10804.8" calcext:value-type="float">
            <text:p>10804,8</text:p>
          </table:table-cell>
          <table:table-cell table:formula="of:=AVERAGE([.E58:.E67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.000343</text:p>
          </table:table-cell>
          <table:table-cell office:value-type="float" office:value="10856" calcext:value-type="float">
            <text:p>10856</text:p>
          </table:table-cell>
          <table:table-cell office:value-type="string" calcext:value-type="string">
            <text:p>0.000422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59:.C68])" office:value-type="float" office:value="10817.6" calcext:value-type="float">
            <text:p>10817,6</text:p>
          </table:table-cell>
          <table:table-cell table:formula="of:=AVERAGE([.E59:.E68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.000222</text:p>
          </table:table-cell>
          <table:table-cell office:value-type="float" office:value="10856" calcext:value-type="float">
            <text:p>10856</text:p>
          </table:table-cell>
          <table:table-cell office:value-type="string" calcext:value-type="string">
            <text:p>0.000405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60:.C69])" office:value-type="float" office:value="10830.4" calcext:value-type="float">
            <text:p>10830,4</text:p>
          </table:table-cell>
          <table:table-cell table:formula="of:=AVERAGE([.E60:.E69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.000334</text:p>
          </table:table-cell>
          <table:table-cell office:value-type="float" office:value="10856" calcext:value-type="float">
            <text:p>10856</text:p>
          </table:table-cell>
          <table:table-cell office:value-type="string" calcext:value-type="string">
            <text:p>0.000662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61:.C70])" office:value-type="float" office:value="10843.2" calcext:value-type="float">
            <text:p>10843,2</text:p>
          </table:table-cell>
          <table:table-cell table:formula="of:=AVERAGE([.E61:.E70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.000228</text:p>
          </table:table-cell>
          <table:table-cell office:value-type="float" office:value="10856" calcext:value-type="float">
            <text:p>10856</text:p>
          </table:table-cell>
          <table:table-cell office:value-type="string" calcext:value-type="string">
            <text:p>0.000269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62:.C71])" office:value-type="float" office:value="10856" calcext:value-type="float">
            <text:p>10856</text:p>
          </table:table-cell>
          <table:table-cell table:formula="of:=AVERAGE([.E62:.E71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.000779</text:p>
          </table:table-cell>
          <table:table-cell office:value-type="float" office:value="11112" calcext:value-type="float">
            <text:p>11112</text:p>
          </table:table-cell>
          <table:table-cell office:value-type="string" calcext:value-type="string">
            <text:p>0.000618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63:.C72])" office:value-type="float" office:value="10881.6" calcext:value-type="float">
            <text:p>10881,6</text:p>
          </table:table-cell>
          <table:table-cell table:formula="of:=AVERAGE([.E63:.E72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.000461</text:p>
          </table:table-cell>
          <table:table-cell office:value-type="float" office:value="11112" calcext:value-type="float">
            <text:p>11112</text:p>
          </table:table-cell>
          <table:table-cell office:value-type="string" calcext:value-type="string">
            <text:p>0.000350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64:.C73])" office:value-type="float" office:value="10907.2" calcext:value-type="float">
            <text:p>10907,2</text:p>
          </table:table-cell>
          <table:table-cell table:formula="of:=AVERAGE([.E64:.E73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.000540</text:p>
          </table:table-cell>
          <table:table-cell office:value-type="float" office:value="11112" calcext:value-type="float">
            <text:p>11112</text:p>
          </table:table-cell>
          <table:table-cell office:value-type="string" calcext:value-type="string">
            <text:p>0.000453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65:.C74])" office:value-type="float" office:value="10932.8" calcext:value-type="float">
            <text:p>10932,8</text:p>
          </table:table-cell>
          <table:table-cell table:formula="of:=AVERAGE([.E65:.E74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.000404</text:p>
          </table:table-cell>
          <table:table-cell office:value-type="float" office:value="11112" calcext:value-type="float">
            <text:p>11112</text:p>
          </table:table-cell>
          <table:table-cell office:value-type="string" calcext:value-type="string">
            <text:p>0.000434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66:.C75])" office:value-type="float" office:value="10958.4" calcext:value-type="float">
            <text:p>10958,4</text:p>
          </table:table-cell>
          <table:table-cell table:formula="of:=AVERAGE([.E66:.E75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.000562</text:p>
          </table:table-cell>
          <table:table-cell office:value-type="float" office:value="11112" calcext:value-type="float">
            <text:p>11112</text:p>
          </table:table-cell>
          <table:table-cell office:value-type="string" calcext:value-type="string">
            <text:p>0.000616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67:.C76])" office:value-type="float" office:value="10984" calcext:value-type="float">
            <text:p>10984</text:p>
          </table:table-cell>
          <table:table-cell table:formula="of:=AVERAGE([.E67:.E76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.000595</text:p>
          </table:table-cell>
          <table:table-cell office:value-type="float" office:value="11112" calcext:value-type="float">
            <text:p>11112</text:p>
          </table:table-cell>
          <table:table-cell office:value-type="string" calcext:value-type="string">
            <text:p>0.000400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68:.C77])" office:value-type="float" office:value="11009.6" calcext:value-type="float">
            <text:p>11009,6</text:p>
          </table:table-cell>
          <table:table-cell table:formula="of:=AVERAGE([.E68:.E77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.000662</text:p>
          </table:table-cell>
          <table:table-cell office:value-type="float" office:value="11112" calcext:value-type="float">
            <text:p>11112</text:p>
          </table:table-cell>
          <table:table-cell office:value-type="string" calcext:value-type="string">
            <text:p>0.000441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69:.C78])" office:value-type="float" office:value="11035.2" calcext:value-type="float">
            <text:p>11035,2</text:p>
          </table:table-cell>
          <table:table-cell table:formula="of:=AVERAGE([.E69:.E78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.000479</text:p>
          </table:table-cell>
          <table:table-cell office:value-type="float" office:value="11112" calcext:value-type="float">
            <text:p>11112</text:p>
          </table:table-cell>
          <table:table-cell office:value-type="string" calcext:value-type="string">
            <text:p>0.000454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70:.C79])" office:value-type="float" office:value="11060.8" calcext:value-type="float">
            <text:p>11060,8</text:p>
          </table:table-cell>
          <table:table-cell table:formula="of:=AVERAGE([.E70:.E79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.000573</text:p>
          </table:table-cell>
          <table:table-cell office:value-type="float" office:value="11112" calcext:value-type="float">
            <text:p>11112</text:p>
          </table:table-cell>
          <table:table-cell office:value-type="string" calcext:value-type="string">
            <text:p>0.000504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71:.C80])" office:value-type="float" office:value="11086.4" calcext:value-type="float">
            <text:p>11086,4</text:p>
          </table:table-cell>
          <table:table-cell table:formula="of:=AVERAGE([.E71:.E80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.000431</text:p>
          </table:table-cell>
          <table:table-cell office:value-type="float" office:value="11112" calcext:value-type="float">
            <text:p>11112</text:p>
          </table:table-cell>
          <table:table-cell office:value-type="string" calcext:value-type="string">
            <text:p>0.000657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72:.C81])" office:value-type="float" office:value="11112" calcext:value-type="float">
            <text:p>11112</text:p>
          </table:table-cell>
          <table:table-cell table:formula="of:=AVERAGE([.E72:.E81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0.000995</text:p>
          </table:table-cell>
          <table:table-cell office:value-type="float" office:value="11624" calcext:value-type="float">
            <text:p>11624</text:p>
          </table:table-cell>
          <table:table-cell office:value-type="string" calcext:value-type="string">
            <text:p>0.000839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73:.C82])" office:value-type="float" office:value="11163.2" calcext:value-type="float">
            <text:p>11163,2</text:p>
          </table:table-cell>
          <table:table-cell table:formula="of:=AVERAGE([.E73:.E82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0.001094</text:p>
          </table:table-cell>
          <table:table-cell office:value-type="float" office:value="11624" calcext:value-type="float">
            <text:p>11624</text:p>
          </table:table-cell>
          <table:table-cell office:value-type="string" calcext:value-type="string">
            <text:p>0.001279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74:.C83])" office:value-type="float" office:value="11214.4" calcext:value-type="float">
            <text:p>11214,4</text:p>
          </table:table-cell>
          <table:table-cell table:formula="of:=AVERAGE([.E74:.E83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0.001124</text:p>
          </table:table-cell>
          <table:table-cell office:value-type="float" office:value="11624" calcext:value-type="float">
            <text:p>11624</text:p>
          </table:table-cell>
          <table:table-cell office:value-type="string" calcext:value-type="string">
            <text:p>0.001137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75:.C84])" office:value-type="float" office:value="11265.6" calcext:value-type="float">
            <text:p>11265,6</text:p>
          </table:table-cell>
          <table:table-cell table:formula="of:=AVERAGE([.E75:.E84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0.000980</text:p>
          </table:table-cell>
          <table:table-cell office:value-type="float" office:value="11624" calcext:value-type="float">
            <text:p>11624</text:p>
          </table:table-cell>
          <table:table-cell office:value-type="string" calcext:value-type="string">
            <text:p>0.000852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76:.C85])" office:value-type="float" office:value="11316.8" calcext:value-type="float">
            <text:p>11316,8</text:p>
          </table:table-cell>
          <table:table-cell table:formula="of:=AVERAGE([.E76:.E85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0.000913</text:p>
          </table:table-cell>
          <table:table-cell office:value-type="float" office:value="11624" calcext:value-type="float">
            <text:p>11624</text:p>
          </table:table-cell>
          <table:table-cell office:value-type="string" calcext:value-type="string">
            <text:p>0.000986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77:.C86])" office:value-type="float" office:value="11368" calcext:value-type="float">
            <text:p>11368</text:p>
          </table:table-cell>
          <table:table-cell table:formula="of:=AVERAGE([.E77:.E86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0.000952</text:p>
          </table:table-cell>
          <table:table-cell office:value-type="float" office:value="11624" calcext:value-type="float">
            <text:p>11624</text:p>
          </table:table-cell>
          <table:table-cell office:value-type="string" calcext:value-type="string">
            <text:p>0.001073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78:.C87])" office:value-type="float" office:value="11419.2" calcext:value-type="float">
            <text:p>11419,2</text:p>
          </table:table-cell>
          <table:table-cell table:formula="of:=AVERAGE([.E78:.E87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0.000849</text:p>
          </table:table-cell>
          <table:table-cell office:value-type="float" office:value="11624" calcext:value-type="float">
            <text:p>11624</text:p>
          </table:table-cell>
          <table:table-cell office:value-type="string" calcext:value-type="string">
            <text:p>0.000878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79:.C88])" office:value-type="float" office:value="11470.4" calcext:value-type="float">
            <text:p>11470,4</text:p>
          </table:table-cell>
          <table:table-cell table:formula="of:=AVERAGE([.E79:.E88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0.000786</text:p>
          </table:table-cell>
          <table:table-cell office:value-type="float" office:value="11624" calcext:value-type="float">
            <text:p>11624</text:p>
          </table:table-cell>
          <table:table-cell office:value-type="string" calcext:value-type="string">
            <text:p>0.000911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80:.C89])" office:value-type="float" office:value="11521.6" calcext:value-type="float">
            <text:p>11521,6</text:p>
          </table:table-cell>
          <table:table-cell table:formula="of:=AVERAGE([.E80:.E89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0.001092</text:p>
          </table:table-cell>
          <table:table-cell office:value-type="float" office:value="11624" calcext:value-type="float">
            <text:p>11624</text:p>
          </table:table-cell>
          <table:table-cell office:value-type="string" calcext:value-type="string">
            <text:p>0.001013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81:.C90])" office:value-type="float" office:value="11572.8" calcext:value-type="float">
            <text:p>11572,8</text:p>
          </table:table-cell>
          <table:table-cell table:formula="of:=AVERAGE([.E81:.E90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0.000826</text:p>
          </table:table-cell>
          <table:table-cell office:value-type="float" office:value="11624" calcext:value-type="float">
            <text:p>11624</text:p>
          </table:table-cell>
          <table:table-cell office:value-type="string" calcext:value-type="string">
            <text:p>0.000883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82:.C91])" office:value-type="float" office:value="11624" calcext:value-type="float">
            <text:p>11624</text:p>
          </table:table-cell>
          <table:table-cell table:formula="of:=AVERAGE([.E82:.E91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0.002603</text:p>
          </table:table-cell>
          <table:table-cell office:value-type="float" office:value="12648" calcext:value-type="float">
            <text:p>12648</text:p>
          </table:table-cell>
          <table:table-cell office:value-type="string" calcext:value-type="string">
            <text:p>0.001796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83:.C92])" office:value-type="float" office:value="11726.4" calcext:value-type="float">
            <text:p>11726,4</text:p>
          </table:table-cell>
          <table:table-cell table:formula="of:=AVERAGE([.E83:.E92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0.001738</text:p>
          </table:table-cell>
          <table:table-cell office:value-type="float" office:value="12648" calcext:value-type="float">
            <text:p>12648</text:p>
          </table:table-cell>
          <table:table-cell office:value-type="string" calcext:value-type="string">
            <text:p>0.001841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84:.C93])" office:value-type="float" office:value="11828.8" calcext:value-type="float">
            <text:p>11828,8</text:p>
          </table:table-cell>
          <table:table-cell table:formula="of:=AVERAGE([.E84:.E93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0.001881</text:p>
          </table:table-cell>
          <table:table-cell office:value-type="float" office:value="12648" calcext:value-type="float">
            <text:p>12648</text:p>
          </table:table-cell>
          <table:table-cell office:value-type="string" calcext:value-type="string">
            <text:p>0.001695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85:.C94])" office:value-type="float" office:value="11931.2" calcext:value-type="float">
            <text:p>11931,2</text:p>
          </table:table-cell>
          <table:table-cell table:formula="of:=AVERAGE([.E85:.E94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0.001739</text:p>
          </table:table-cell>
          <table:table-cell office:value-type="float" office:value="12648" calcext:value-type="float">
            <text:p>12648</text:p>
          </table:table-cell>
          <table:table-cell office:value-type="string" calcext:value-type="string">
            <text:p>0.001651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86:.C95])" office:value-type="float" office:value="12033.6" calcext:value-type="float">
            <text:p>12033,6</text:p>
          </table:table-cell>
          <table:table-cell table:formula="of:=AVERAGE([.E86:.E95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0.002068</text:p>
          </table:table-cell>
          <table:table-cell office:value-type="float" office:value="12648" calcext:value-type="float">
            <text:p>12648</text:p>
          </table:table-cell>
          <table:table-cell office:value-type="string" calcext:value-type="string">
            <text:p>0.002543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87:.C96])" office:value-type="float" office:value="12136" calcext:value-type="float">
            <text:p>12136</text:p>
          </table:table-cell>
          <table:table-cell table:formula="of:=AVERAGE([.E87:.E96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0.001738</text:p>
          </table:table-cell>
          <table:table-cell office:value-type="float" office:value="12648" calcext:value-type="float">
            <text:p>12648</text:p>
          </table:table-cell>
          <table:table-cell office:value-type="string" calcext:value-type="string">
            <text:p>0.001744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88:.C97])" office:value-type="float" office:value="12238.4" calcext:value-type="float">
            <text:p>12238,4</text:p>
          </table:table-cell>
          <table:table-cell table:formula="of:=AVERAGE([.E88:.E97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0.001980</text:p>
          </table:table-cell>
          <table:table-cell office:value-type="float" office:value="12648" calcext:value-type="float">
            <text:p>12648</text:p>
          </table:table-cell>
          <table:table-cell office:value-type="string" calcext:value-type="string">
            <text:p>0.002415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89:.C98])" office:value-type="float" office:value="12340.8" calcext:value-type="float">
            <text:p>12340,8</text:p>
          </table:table-cell>
          <table:table-cell table:formula="of:=AVERAGE([.E89:.E98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0.001916</text:p>
          </table:table-cell>
          <table:table-cell office:value-type="float" office:value="12648" calcext:value-type="float">
            <text:p>12648</text:p>
          </table:table-cell>
          <table:table-cell office:value-type="string" calcext:value-type="string">
            <text:p>0.002057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90:.C99])" office:value-type="float" office:value="12443.2" calcext:value-type="float">
            <text:p>12443,2</text:p>
          </table:table-cell>
          <table:table-cell table:formula="of:=AVERAGE([.E90:.E99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0.001902</text:p>
          </table:table-cell>
          <table:table-cell office:value-type="float" office:value="12648" calcext:value-type="float">
            <text:p>12648</text:p>
          </table:table-cell>
          <table:table-cell office:value-type="string" calcext:value-type="string">
            <text:p>0.001834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91:.C100])" office:value-type="float" office:value="12545.6" calcext:value-type="float">
            <text:p>12545,6</text:p>
          </table:table-cell>
          <table:table-cell table:formula="of:=AVERAGE([.E91:.E100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0.001870</text:p>
          </table:table-cell>
          <table:table-cell office:value-type="float" office:value="12648" calcext:value-type="float">
            <text:p>12648</text:p>
          </table:table-cell>
          <table:table-cell office:value-type="string" calcext:value-type="string">
            <text:p>0.001568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92:.C101])" office:value-type="float" office:value="12648" calcext:value-type="float">
            <text:p>12648</text:p>
          </table:table-cell>
          <table:table-cell table:formula="of:=AVERAGE([.E92:.E101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0.003538</text:p>
          </table:table-cell>
          <table:table-cell office:value-type="float" office:value="14696" calcext:value-type="float">
            <text:p>14696</text:p>
          </table:table-cell>
          <table:table-cell office:value-type="string" calcext:value-type="string">
            <text:p>0.003978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93:.C102])" office:value-type="float" office:value="12852.8" calcext:value-type="float">
            <text:p>12852,8</text:p>
          </table:table-cell>
          <table:table-cell table:formula="of:=AVERAGE([.E93:.E102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0.003524</text:p>
          </table:table-cell>
          <table:table-cell office:value-type="float" office:value="14696" calcext:value-type="float">
            <text:p>14696</text:p>
          </table:table-cell>
          <table:table-cell office:value-type="string" calcext:value-type="string">
            <text:p>0.003540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94:.C103])" office:value-type="float" office:value="13057.6" calcext:value-type="float">
            <text:p>13057,6</text:p>
          </table:table-cell>
          <table:table-cell table:formula="of:=AVERAGE([.E94:.E103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0.004108</text:p>
          </table:table-cell>
          <table:table-cell office:value-type="float" office:value="14696" calcext:value-type="float">
            <text:p>14696</text:p>
          </table:table-cell>
          <table:table-cell office:value-type="string" calcext:value-type="string">
            <text:p>0.003890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95:.C104])" office:value-type="float" office:value="13262.4" calcext:value-type="float">
            <text:p>13262,4</text:p>
          </table:table-cell>
          <table:table-cell table:formula="of:=AVERAGE([.E95:.E104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0.003464</text:p>
          </table:table-cell>
          <table:table-cell office:value-type="float" office:value="14696" calcext:value-type="float">
            <text:p>14696</text:p>
          </table:table-cell>
          <table:table-cell office:value-type="string" calcext:value-type="string">
            <text:p>0.003217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96:.C105])" office:value-type="float" office:value="13467.2" calcext:value-type="float">
            <text:p>13467,2</text:p>
          </table:table-cell>
          <table:table-cell table:formula="of:=AVERAGE([.E96:.E105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0.003627</text:p>
          </table:table-cell>
          <table:table-cell office:value-type="float" office:value="14696" calcext:value-type="float">
            <text:p>14696</text:p>
          </table:table-cell>
          <table:table-cell office:value-type="string" calcext:value-type="string">
            <text:p>0.003768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97:.C106])" office:value-type="float" office:value="13672" calcext:value-type="float">
            <text:p>13672</text:p>
          </table:table-cell>
          <table:table-cell table:formula="of:=AVERAGE([.E97:.E106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0.003611</text:p>
          </table:table-cell>
          <table:table-cell office:value-type="float" office:value="14696" calcext:value-type="float">
            <text:p>14696</text:p>
          </table:table-cell>
          <table:table-cell office:value-type="string" calcext:value-type="string">
            <text:p>0.003522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98:.C107])" office:value-type="float" office:value="13876.8" calcext:value-type="float">
            <text:p>13876,8</text:p>
          </table:table-cell>
          <table:table-cell table:formula="of:=AVERAGE([.E98:.E107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0.003813</text:p>
          </table:table-cell>
          <table:table-cell office:value-type="float" office:value="14696" calcext:value-type="float">
            <text:p>14696</text:p>
          </table:table-cell>
          <table:table-cell office:value-type="string" calcext:value-type="string">
            <text:p>0.003960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99:.C108])" office:value-type="float" office:value="14081.6" calcext:value-type="float">
            <text:p>14081,6</text:p>
          </table:table-cell>
          <table:table-cell table:formula="of:=AVERAGE([.E99:.E108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0.003628</text:p>
          </table:table-cell>
          <table:table-cell office:value-type="float" office:value="14696" calcext:value-type="float">
            <text:p>14696</text:p>
          </table:table-cell>
          <table:table-cell office:value-type="string" calcext:value-type="string">
            <text:p>0.004014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00:.C109])" office:value-type="float" office:value="14286.4" calcext:value-type="float">
            <text:p>14286,4</text:p>
          </table:table-cell>
          <table:table-cell table:formula="of:=AVERAGE([.E100:.E109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0.003680</text:p>
          </table:table-cell>
          <table:table-cell office:value-type="float" office:value="14696" calcext:value-type="float">
            <text:p>14696</text:p>
          </table:table-cell>
          <table:table-cell office:value-type="string" calcext:value-type="string">
            <text:p>0.003502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01:.C110])" office:value-type="float" office:value="14491.2" calcext:value-type="float">
            <text:p>14491,2</text:p>
          </table:table-cell>
          <table:table-cell table:formula="of:=AVERAGE([.E101:.E110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0.003329</text:p>
          </table:table-cell>
          <table:table-cell office:value-type="float" office:value="14696" calcext:value-type="float">
            <text:p>14696</text:p>
          </table:table-cell>
          <table:table-cell office:value-type="string" calcext:value-type="string">
            <text:p>0.003304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02:.C111])" office:value-type="float" office:value="14696" calcext:value-type="float">
            <text:p>14696</text:p>
          </table:table-cell>
          <table:table-cell table:formula="of:=AVERAGE([.E102:.E111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0.006896</text:p>
          </table:table-cell>
          <table:table-cell office:value-type="float" office:value="18792" calcext:value-type="float">
            <text:p>18792</text:p>
          </table:table-cell>
          <table:table-cell office:value-type="string" calcext:value-type="string">
            <text:p>0.007829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03:.C112])" office:value-type="float" office:value="15105.6" calcext:value-type="float">
            <text:p>15105,6</text:p>
          </table:table-cell>
          <table:table-cell table:formula="of:=AVERAGE([.E103:.E112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0.007212</text:p>
          </table:table-cell>
          <table:table-cell office:value-type="float" office:value="18792" calcext:value-type="float">
            <text:p>18792</text:p>
          </table:table-cell>
          <table:table-cell office:value-type="string" calcext:value-type="string">
            <text:p>0.009422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04:.C113])" office:value-type="float" office:value="15515.2" calcext:value-type="float">
            <text:p>15515,2</text:p>
          </table:table-cell>
          <table:table-cell table:formula="of:=AVERAGE([.E104:.E113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0.006767</text:p>
          </table:table-cell>
          <table:table-cell office:value-type="float" office:value="18792" calcext:value-type="float">
            <text:p>18792</text:p>
          </table:table-cell>
          <table:table-cell office:value-type="string" calcext:value-type="string">
            <text:p>0.007202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05:.C114])" office:value-type="float" office:value="15924.8" calcext:value-type="float">
            <text:p>15924,8</text:p>
          </table:table-cell>
          <table:table-cell table:formula="of:=AVERAGE([.E105:.E114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0.006981</text:p>
          </table:table-cell>
          <table:table-cell office:value-type="float" office:value="18792" calcext:value-type="float">
            <text:p>18792</text:p>
          </table:table-cell>
          <table:table-cell office:value-type="string" calcext:value-type="string">
            <text:p>0.007650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06:.C115])" office:value-type="float" office:value="16334.4" calcext:value-type="float">
            <text:p>16334,4</text:p>
          </table:table-cell>
          <table:table-cell table:formula="of:=AVERAGE([.E106:.E115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0.007194</text:p>
          </table:table-cell>
          <table:table-cell office:value-type="float" office:value="18792" calcext:value-type="float">
            <text:p>18792</text:p>
          </table:table-cell>
          <table:table-cell office:value-type="string" calcext:value-type="string">
            <text:p>0.007079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07:.C116])" office:value-type="float" office:value="16744" calcext:value-type="float">
            <text:p>16744</text:p>
          </table:table-cell>
          <table:table-cell table:formula="of:=AVERAGE([.E107:.E116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0.008906</text:p>
          </table:table-cell>
          <table:table-cell office:value-type="float" office:value="18792" calcext:value-type="float">
            <text:p>18792</text:p>
          </table:table-cell>
          <table:table-cell office:value-type="string" calcext:value-type="string">
            <text:p>0.008637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08:.C117])" office:value-type="float" office:value="17153.6" calcext:value-type="float">
            <text:p>17153,6</text:p>
          </table:table-cell>
          <table:table-cell table:formula="of:=AVERAGE([.E108:.E117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0.008819</text:p>
          </table:table-cell>
          <table:table-cell office:value-type="float" office:value="18792" calcext:value-type="float">
            <text:p>18792</text:p>
          </table:table-cell>
          <table:table-cell office:value-type="string" calcext:value-type="string">
            <text:p>0.007380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09:.C118])" office:value-type="float" office:value="17563.2" calcext:value-type="float">
            <text:p>17563,2</text:p>
          </table:table-cell>
          <table:table-cell table:formula="of:=AVERAGE([.E109:.E118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0.007272</text:p>
          </table:table-cell>
          <table:table-cell office:value-type="float" office:value="18792" calcext:value-type="float">
            <text:p>18792</text:p>
          </table:table-cell>
          <table:table-cell office:value-type="string" calcext:value-type="string">
            <text:p>0.007700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10:.C119])" office:value-type="float" office:value="17972.8" calcext:value-type="float">
            <text:p>17972,8</text:p>
          </table:table-cell>
          <table:table-cell table:formula="of:=AVERAGE([.E110:.E119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0.007299</text:p>
          </table:table-cell>
          <table:table-cell office:value-type="float" office:value="18792" calcext:value-type="float">
            <text:p>18792</text:p>
          </table:table-cell>
          <table:table-cell office:value-type="string" calcext:value-type="string">
            <text:p>0.007784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11:.C120])" office:value-type="float" office:value="18382.4" calcext:value-type="float">
            <text:p>18382,4</text:p>
          </table:table-cell>
          <table:table-cell table:formula="of:=AVERAGE([.E111:.E120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0.007962</text:p>
          </table:table-cell>
          <table:table-cell office:value-type="float" office:value="18792" calcext:value-type="float">
            <text:p>18792</text:p>
          </table:table-cell>
          <table:table-cell office:value-type="string" calcext:value-type="string">
            <text:p>0.007899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12:.C121])" office:value-type="float" office:value="18792" calcext:value-type="float">
            <text:p>18792</text:p>
          </table:table-cell>
          <table:table-cell table:formula="of:=AVERAGE([.E112:.E121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0.014713</text:p>
          </table:table-cell>
          <table:table-cell office:value-type="float" office:value="26984" calcext:value-type="float">
            <text:p>26984</text:p>
          </table:table-cell>
          <table:table-cell office:value-type="string" calcext:value-type="string">
            <text:p>0.014143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13:.C122])" office:value-type="float" office:value="19611.2" calcext:value-type="float">
            <text:p>19611,2</text:p>
          </table:table-cell>
          <table:table-cell table:formula="of:=AVERAGE([.E113:.E122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0.013733</text:p>
          </table:table-cell>
          <table:table-cell office:value-type="float" office:value="26984" calcext:value-type="float">
            <text:p>26984</text:p>
          </table:table-cell>
          <table:table-cell office:value-type="string" calcext:value-type="string">
            <text:p>0.014584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14:.C123])" office:value-type="float" office:value="20430.4" calcext:value-type="float">
            <text:p>20430,4</text:p>
          </table:table-cell>
          <table:table-cell table:formula="of:=AVERAGE([.E114:.E123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0.015096</text:p>
          </table:table-cell>
          <table:table-cell office:value-type="float" office:value="26984" calcext:value-type="float">
            <text:p>26984</text:p>
          </table:table-cell>
          <table:table-cell office:value-type="string" calcext:value-type="string">
            <text:p>0.014207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15:.C124])" office:value-type="float" office:value="21249.6" calcext:value-type="float">
            <text:p>21249,6</text:p>
          </table:table-cell>
          <table:table-cell table:formula="of:=AVERAGE([.E115:.E124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0.016566</text:p>
          </table:table-cell>
          <table:table-cell office:value-type="float" office:value="26984" calcext:value-type="float">
            <text:p>26984</text:p>
          </table:table-cell>
          <table:table-cell office:value-type="string" calcext:value-type="string">
            <text:p>0.017437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16:.C125])" office:value-type="float" office:value="22068.8" calcext:value-type="float">
            <text:p>22068,8</text:p>
          </table:table-cell>
          <table:table-cell table:formula="of:=AVERAGE([.E116:.E125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0.015361</text:p>
          </table:table-cell>
          <table:table-cell office:value-type="float" office:value="26984" calcext:value-type="float">
            <text:p>26984</text:p>
          </table:table-cell>
          <table:table-cell office:value-type="string" calcext:value-type="string">
            <text:p>0.015082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17:.C126])" office:value-type="float" office:value="22888" calcext:value-type="float">
            <text:p>22888</text:p>
          </table:table-cell>
          <table:table-cell table:formula="of:=AVERAGE([.E117:.E126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0.015750</text:p>
          </table:table-cell>
          <table:table-cell office:value-type="float" office:value="26984" calcext:value-type="float">
            <text:p>26984</text:p>
          </table:table-cell>
          <table:table-cell office:value-type="string" calcext:value-type="string">
            <text:p>0.014168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18:.C127])" office:value-type="float" office:value="23707.2" calcext:value-type="float">
            <text:p>23707,2</text:p>
          </table:table-cell>
          <table:table-cell table:formula="of:=AVERAGE([.E118:.E127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0.015338</text:p>
          </table:table-cell>
          <table:table-cell office:value-type="float" office:value="26984" calcext:value-type="float">
            <text:p>26984</text:p>
          </table:table-cell>
          <table:table-cell office:value-type="string" calcext:value-type="string">
            <text:p>0.016855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19:.C128])" office:value-type="float" office:value="24526.4" calcext:value-type="float">
            <text:p>24526,4</text:p>
          </table:table-cell>
          <table:table-cell table:formula="of:=AVERAGE([.E119:.E128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0.013981</text:p>
          </table:table-cell>
          <table:table-cell office:value-type="float" office:value="26984" calcext:value-type="float">
            <text:p>26984</text:p>
          </table:table-cell>
          <table:table-cell office:value-type="string" calcext:value-type="string">
            <text:p>0.014557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20:.C129])" office:value-type="float" office:value="25345.6" calcext:value-type="float">
            <text:p>25345,6</text:p>
          </table:table-cell>
          <table:table-cell table:formula="of:=AVERAGE([.E120:.E129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0.014818</text:p>
          </table:table-cell>
          <table:table-cell office:value-type="float" office:value="26984" calcext:value-type="float">
            <text:p>26984</text:p>
          </table:table-cell>
          <table:table-cell office:value-type="string" calcext:value-type="string">
            <text:p>0.013932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21:.C130])" office:value-type="float" office:value="26164.8" calcext:value-type="float">
            <text:p>26164,8</text:p>
          </table:table-cell>
          <table:table-cell table:formula="of:=AVERAGE([.E121:.E130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0.016259</text:p>
          </table:table-cell>
          <table:table-cell office:value-type="float" office:value="26984" calcext:value-type="float">
            <text:p>26984</text:p>
          </table:table-cell>
          <table:table-cell office:value-type="string" calcext:value-type="string">
            <text:p>0.017381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22:.C131])" office:value-type="float" office:value="26984" calcext:value-type="float">
            <text:p>26984</text:p>
          </table:table-cell>
          <table:table-cell table:formula="of:=AVERAGE([.E122:.E131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string" calcext:value-type="string">
            <text:p>0.030325</text:p>
          </table:table-cell>
          <table:table-cell office:value-type="float" office:value="43368" calcext:value-type="float">
            <text:p>43368</text:p>
          </table:table-cell>
          <table:table-cell office:value-type="string" calcext:value-type="string">
            <text:p>0.030780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23:.C132])" office:value-type="float" office:value="28622.4" calcext:value-type="float">
            <text:p>28622,4</text:p>
          </table:table-cell>
          <table:table-cell table:formula="of:=AVERAGE([.E123:.E132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string" calcext:value-type="string">
            <text:p>0.030636</text:p>
          </table:table-cell>
          <table:table-cell office:value-type="float" office:value="43368" calcext:value-type="float">
            <text:p>43368</text:p>
          </table:table-cell>
          <table:table-cell office:value-type="string" calcext:value-type="string">
            <text:p>0.030068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24:.C133])" office:value-type="float" office:value="30260.8" calcext:value-type="float">
            <text:p>30260,8</text:p>
          </table:table-cell>
          <table:table-cell table:formula="of:=AVERAGE([.E124:.E133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string" calcext:value-type="string">
            <text:p>0.032909</text:p>
          </table:table-cell>
          <table:table-cell office:value-type="float" office:value="43368" calcext:value-type="float">
            <text:p>43368</text:p>
          </table:table-cell>
          <table:table-cell office:value-type="string" calcext:value-type="string">
            <text:p>0.030262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25:.C134])" office:value-type="float" office:value="31899.2" calcext:value-type="float">
            <text:p>31899,2</text:p>
          </table:table-cell>
          <table:table-cell table:formula="of:=AVERAGE([.E125:.E134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string" calcext:value-type="string">
            <text:p>0.027951</text:p>
          </table:table-cell>
          <table:table-cell office:value-type="float" office:value="43368" calcext:value-type="float">
            <text:p>43368</text:p>
          </table:table-cell>
          <table:table-cell office:value-type="string" calcext:value-type="string">
            <text:p>0.029310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26:.C135])" office:value-type="float" office:value="33537.6" calcext:value-type="float">
            <text:p>33537,6</text:p>
          </table:table-cell>
          <table:table-cell table:formula="of:=AVERAGE([.E126:.E135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string" calcext:value-type="string">
            <text:p>0.029538</text:p>
          </table:table-cell>
          <table:table-cell office:value-type="float" office:value="43368" calcext:value-type="float">
            <text:p>43368</text:p>
          </table:table-cell>
          <table:table-cell office:value-type="string" calcext:value-type="string">
            <text:p>0.030098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27:.C136])" office:value-type="float" office:value="35176" calcext:value-type="float">
            <text:p>35176</text:p>
          </table:table-cell>
          <table:table-cell table:formula="of:=AVERAGE([.E127:.E136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string" calcext:value-type="string">
            <text:p>0.028404</text:p>
          </table:table-cell>
          <table:table-cell office:value-type="float" office:value="43368" calcext:value-type="float">
            <text:p>43368</text:p>
          </table:table-cell>
          <table:table-cell office:value-type="string" calcext:value-type="string">
            <text:p>0.029531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28:.C137])" office:value-type="float" office:value="36814.4" calcext:value-type="float">
            <text:p>36814,4</text:p>
          </table:table-cell>
          <table:table-cell table:formula="of:=AVERAGE([.E128:.E137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string" calcext:value-type="string">
            <text:p>0.028744</text:p>
          </table:table-cell>
          <table:table-cell office:value-type="float" office:value="43368" calcext:value-type="float">
            <text:p>43368</text:p>
          </table:table-cell>
          <table:table-cell office:value-type="string" calcext:value-type="string">
            <text:p>0.028418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29:.C138])" office:value-type="float" office:value="38452.8" calcext:value-type="float">
            <text:p>38452,8</text:p>
          </table:table-cell>
          <table:table-cell table:formula="of:=AVERAGE([.E129:.E138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string" calcext:value-type="string">
            <text:p>0.030026</text:p>
          </table:table-cell>
          <table:table-cell office:value-type="float" office:value="43368" calcext:value-type="float">
            <text:p>43368</text:p>
          </table:table-cell>
          <table:table-cell office:value-type="string" calcext:value-type="string">
            <text:p>0.028527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30:.C139])" office:value-type="float" office:value="40091.2" calcext:value-type="float">
            <text:p>40091,2</text:p>
          </table:table-cell>
          <table:table-cell table:formula="of:=AVERAGE([.E130:.E139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string" calcext:value-type="string">
            <text:p>0.029262</text:p>
          </table:table-cell>
          <table:table-cell office:value-type="float" office:value="43368" calcext:value-type="float">
            <text:p>43368</text:p>
          </table:table-cell>
          <table:table-cell office:value-type="string" calcext:value-type="string">
            <text:p>0.028882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31:.C140])" office:value-type="float" office:value="41729.6" calcext:value-type="float">
            <text:p>41729,6</text:p>
          </table:table-cell>
          <table:table-cell table:formula="of:=AVERAGE([.E131:.E140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string" calcext:value-type="string">
            <text:p>0.029198</text:p>
          </table:table-cell>
          <table:table-cell office:value-type="float" office:value="43368" calcext:value-type="float">
            <text:p>43368</text:p>
          </table:table-cell>
          <table:table-cell office:value-type="string" calcext:value-type="string">
            <text:p>0.028755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32:.C141])" office:value-type="float" office:value="43368" calcext:value-type="float">
            <text:p>43368</text:p>
          </table:table-cell>
          <table:table-cell table:formula="of:=AVERAGE([.E132:.E141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string" calcext:value-type="string">
            <text:p>0.058329</text:p>
          </table:table-cell>
          <table:table-cell office:value-type="float" office:value="76136" calcext:value-type="float">
            <text:p>76136</text:p>
          </table:table-cell>
          <table:table-cell office:value-type="string" calcext:value-type="string">
            <text:p>0.058890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33:.C142])" office:value-type="float" office:value="46644.8" calcext:value-type="float">
            <text:p>46644,8</text:p>
          </table:table-cell>
          <table:table-cell table:formula="of:=AVERAGE([.E133:.E142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string" calcext:value-type="string">
            <text:p>0.059038</text:p>
          </table:table-cell>
          <table:table-cell office:value-type="float" office:value="76136" calcext:value-type="float">
            <text:p>76136</text:p>
          </table:table-cell>
          <table:table-cell office:value-type="string" calcext:value-type="string">
            <text:p>0.060964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34:.C143])" office:value-type="float" office:value="49921.6" calcext:value-type="float">
            <text:p>49921,6</text:p>
          </table:table-cell>
          <table:table-cell table:formula="of:=AVERAGE([.E134:.E143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string" calcext:value-type="string">
            <text:p>0.059624</text:p>
          </table:table-cell>
          <table:table-cell office:value-type="float" office:value="76136" calcext:value-type="float">
            <text:p>76136</text:p>
          </table:table-cell>
          <table:table-cell office:value-type="string" calcext:value-type="string">
            <text:p>0.057735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35:.C144])" office:value-type="float" office:value="53198.4" calcext:value-type="float">
            <text:p>53198,4</text:p>
          </table:table-cell>
          <table:table-cell table:formula="of:=AVERAGE([.E135:.E144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string" calcext:value-type="string">
            <text:p>0.061447</text:p>
          </table:table-cell>
          <table:table-cell office:value-type="float" office:value="76136" calcext:value-type="float">
            <text:p>76136</text:p>
          </table:table-cell>
          <table:table-cell office:value-type="string" calcext:value-type="string">
            <text:p>0.058465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36:.C145])" office:value-type="float" office:value="56475.2" calcext:value-type="float">
            <text:p>56475,2</text:p>
          </table:table-cell>
          <table:table-cell table:formula="of:=AVERAGE([.E136:.E145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string" calcext:value-type="string">
            <text:p>0.059703</text:p>
          </table:table-cell>
          <table:table-cell office:value-type="float" office:value="76136" calcext:value-type="float">
            <text:p>76136</text:p>
          </table:table-cell>
          <table:table-cell office:value-type="string" calcext:value-type="string">
            <text:p>0.058060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37:.C146])" office:value-type="float" office:value="59752" calcext:value-type="float">
            <text:p>59752</text:p>
          </table:table-cell>
          <table:table-cell table:formula="of:=AVERAGE([.E137:.E146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string" calcext:value-type="string">
            <text:p>0.057615</text:p>
          </table:table-cell>
          <table:table-cell office:value-type="float" office:value="76136" calcext:value-type="float">
            <text:p>76136</text:p>
          </table:table-cell>
          <table:table-cell office:value-type="string" calcext:value-type="string">
            <text:p>0.059717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38:.C147])" office:value-type="float" office:value="63028.8" calcext:value-type="float">
            <text:p>63028,8</text:p>
          </table:table-cell>
          <table:table-cell table:formula="of:=AVERAGE([.E138:.E147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string" calcext:value-type="string">
            <text:p>0.061191</text:p>
          </table:table-cell>
          <table:table-cell office:value-type="float" office:value="76136" calcext:value-type="float">
            <text:p>76136</text:p>
          </table:table-cell>
          <table:table-cell office:value-type="string" calcext:value-type="string">
            <text:p>0.062491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39:.C148])" office:value-type="float" office:value="66305.6" calcext:value-type="float">
            <text:p>66305,6</text:p>
          </table:table-cell>
          <table:table-cell table:formula="of:=AVERAGE([.E139:.E148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string" calcext:value-type="string">
            <text:p>0.059749</text:p>
          </table:table-cell>
          <table:table-cell office:value-type="float" office:value="76136" calcext:value-type="float">
            <text:p>76136</text:p>
          </table:table-cell>
          <table:table-cell office:value-type="string" calcext:value-type="string">
            <text:p>0.061001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40:.C149])" office:value-type="float" office:value="69582.4" calcext:value-type="float">
            <text:p>69582,4</text:p>
          </table:table-cell>
          <table:table-cell table:formula="of:=AVERAGE([.E140:.E149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string" calcext:value-type="string">
            <text:p>0.057976</text:p>
          </table:table-cell>
          <table:table-cell office:value-type="float" office:value="76136" calcext:value-type="float">
            <text:p>76136</text:p>
          </table:table-cell>
          <table:table-cell office:value-type="string" calcext:value-type="string">
            <text:p>0.059960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41:.C150])" office:value-type="float" office:value="72859.2" calcext:value-type="float">
            <text:p>72859,2</text:p>
          </table:table-cell>
          <table:table-cell table:formula="of:=AVERAGE([.E141:.E150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string" calcext:value-type="string">
            <text:p>0.059615</text:p>
          </table:table-cell>
          <table:table-cell office:value-type="float" office:value="76136" calcext:value-type="float">
            <text:p>76136</text:p>
          </table:table-cell>
          <table:table-cell office:value-type="string" calcext:value-type="string">
            <text:p>0.060262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42:.C151])" office:value-type="float" office:value="76136" calcext:value-type="float">
            <text:p>76136</text:p>
          </table:table-cell>
          <table:table-cell table:formula="of:=AVERAGE([.E142:.E151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string" calcext:value-type="string">
            <text:p>0.115776</text:p>
          </table:table-cell>
          <table:table-cell office:value-type="float" office:value="141672" calcext:value-type="float">
            <text:p>141672</text:p>
          </table:table-cell>
          <table:table-cell office:value-type="string" calcext:value-type="string">
            <text:p>0.119386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43:.C152])" office:value-type="float" office:value="82689.6" calcext:value-type="float">
            <text:p>82689,6</text:p>
          </table:table-cell>
          <table:table-cell table:formula="of:=AVERAGE([.E143:.E152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string" calcext:value-type="string">
            <text:p>0.116320</text:p>
          </table:table-cell>
          <table:table-cell office:value-type="float" office:value="141672" calcext:value-type="float">
            <text:p>141672</text:p>
          </table:table-cell>
          <table:table-cell office:value-type="string" calcext:value-type="string">
            <text:p>0.119311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44:.C153])" office:value-type="float" office:value="89243.2" calcext:value-type="float">
            <text:p>89243,2</text:p>
          </table:table-cell>
          <table:table-cell table:formula="of:=AVERAGE([.E144:.E153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string" calcext:value-type="string">
            <text:p>0.117063</text:p>
          </table:table-cell>
          <table:table-cell office:value-type="float" office:value="141672" calcext:value-type="float">
            <text:p>141672</text:p>
          </table:table-cell>
          <table:table-cell office:value-type="string" calcext:value-type="string">
            <text:p>0.119414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45:.C154])" office:value-type="float" office:value="95796.8" calcext:value-type="float">
            <text:p>95796,8</text:p>
          </table:table-cell>
          <table:table-cell table:formula="of:=AVERAGE([.E145:.E154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string" calcext:value-type="string">
            <text:p>0.117481</text:p>
          </table:table-cell>
          <table:table-cell office:value-type="float" office:value="141672" calcext:value-type="float">
            <text:p>141672</text:p>
          </table:table-cell>
          <table:table-cell office:value-type="string" calcext:value-type="string">
            <text:p>0.117137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46:.C155])" office:value-type="float" office:value="102350.4" calcext:value-type="float">
            <text:p>102350,4</text:p>
          </table:table-cell>
          <table:table-cell table:formula="of:=AVERAGE([.E146:.E155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string" calcext:value-type="string">
            <text:p>0.120206</text:p>
          </table:table-cell>
          <table:table-cell office:value-type="float" office:value="141672" calcext:value-type="float">
            <text:p>141672</text:p>
          </table:table-cell>
          <table:table-cell office:value-type="string" calcext:value-type="string">
            <text:p>0.114532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47:.C156])" office:value-type="float" office:value="108904" calcext:value-type="float">
            <text:p>108904</text:p>
          </table:table-cell>
          <table:table-cell table:formula="of:=AVERAGE([.E147:.E156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string" calcext:value-type="string">
            <text:p>0.144759</text:p>
          </table:table-cell>
          <table:table-cell office:value-type="float" office:value="141672" calcext:value-type="float">
            <text:p>141672</text:p>
          </table:table-cell>
          <table:table-cell office:value-type="string" calcext:value-type="string">
            <text:p>0.184216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48:.C157])" office:value-type="float" office:value="115457.6" calcext:value-type="float">
            <text:p>115457,6</text:p>
          </table:table-cell>
          <table:table-cell table:formula="of:=AVERAGE([.E148:.E157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string" calcext:value-type="string">
            <text:p>0.213654</text:p>
          </table:table-cell>
          <table:table-cell office:value-type="float" office:value="141672" calcext:value-type="float">
            <text:p>141672</text:p>
          </table:table-cell>
          <table:table-cell office:value-type="string" calcext:value-type="string">
            <text:p>0.141633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49:.C158])" office:value-type="float" office:value="122011.2" calcext:value-type="float">
            <text:p>122011,2</text:p>
          </table:table-cell>
          <table:table-cell table:formula="of:=AVERAGE([.E149:.E158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string" calcext:value-type="string">
            <text:p>0.127067</text:p>
          </table:table-cell>
          <table:table-cell office:value-type="float" office:value="141672" calcext:value-type="float">
            <text:p>141672</text:p>
          </table:table-cell>
          <table:table-cell office:value-type="string" calcext:value-type="string">
            <text:p>0.153163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50:.C159])" office:value-type="float" office:value="128564.8" calcext:value-type="float">
            <text:p>128564,8</text:p>
          </table:table-cell>
          <table:table-cell table:formula="of:=AVERAGE([.E150:.E159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string" calcext:value-type="string">
            <text:p>0.175943</text:p>
          </table:table-cell>
          <table:table-cell office:value-type="float" office:value="141672" calcext:value-type="float">
            <text:p>141672</text:p>
          </table:table-cell>
          <table:table-cell office:value-type="string" calcext:value-type="string">
            <text:p>0.153068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51:.C160])" office:value-type="float" office:value="135118.4" calcext:value-type="float">
            <text:p>135118,4</text:p>
          </table:table-cell>
          <table:table-cell table:formula="of:=AVERAGE([.E151:.E160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string" calcext:value-type="string">
            <text:p>0.168869</text:p>
          </table:table-cell>
          <table:table-cell office:value-type="float" office:value="141672" calcext:value-type="float">
            <text:p>141672</text:p>
          </table:table-cell>
          <table:table-cell office:value-type="string" calcext:value-type="string">
            <text:p>0.175911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52:.C161])" office:value-type="float" office:value="141672" calcext:value-type="float">
            <text:p>141672</text:p>
          </table:table-cell>
          <table:table-cell table:formula="of:=AVERAGE([.E152:.E161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string" calcext:value-type="string">
            <text:p>0.385161</text:p>
          </table:table-cell>
          <table:table-cell office:value-type="float" office:value="272744" calcext:value-type="float">
            <text:p>272744</text:p>
          </table:table-cell>
          <table:table-cell office:value-type="string" calcext:value-type="string">
            <text:p>0.278497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53:.C162])" office:value-type="float" office:value="154779.2" calcext:value-type="float">
            <text:p>154779,2</text:p>
          </table:table-cell>
          <table:table-cell table:formula="of:=AVERAGE([.E153:.E162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string" calcext:value-type="string">
            <text:p>0.260999</text:p>
          </table:table-cell>
          <table:table-cell office:value-type="float" office:value="272744" calcext:value-type="float">
            <text:p>272744</text:p>
          </table:table-cell>
          <table:table-cell office:value-type="string" calcext:value-type="string">
            <text:p>0.258586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54:.C163])" office:value-type="float" office:value="167886.4" calcext:value-type="float">
            <text:p>167886,4</text:p>
          </table:table-cell>
          <table:table-cell table:formula="of:=AVERAGE([.E154:.E163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string" calcext:value-type="string">
            <text:p>0.257785</text:p>
          </table:table-cell>
          <table:table-cell office:value-type="float" office:value="272744" calcext:value-type="float">
            <text:p>272744</text:p>
          </table:table-cell>
          <table:table-cell office:value-type="string" calcext:value-type="string">
            <text:p>0.256544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55:.C164])" office:value-type="float" office:value="180993.6" calcext:value-type="float">
            <text:p>180993,6</text:p>
          </table:table-cell>
          <table:table-cell table:formula="of:=AVERAGE([.E155:.E164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string" calcext:value-type="string">
            <text:p>0.254535</text:p>
          </table:table-cell>
          <table:table-cell office:value-type="float" office:value="272744" calcext:value-type="float">
            <text:p>272744</text:p>
          </table:table-cell>
          <table:table-cell office:value-type="string" calcext:value-type="string">
            <text:p>0.263518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56:.C165])" office:value-type="float" office:value="194100.8" calcext:value-type="float">
            <text:p>194100,8</text:p>
          </table:table-cell>
          <table:table-cell table:formula="of:=AVERAGE([.E156:.E165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string" calcext:value-type="string">
            <text:p>0.361745</text:p>
          </table:table-cell>
          <table:table-cell office:value-type="float" office:value="272744" calcext:value-type="float">
            <text:p>272744</text:p>
          </table:table-cell>
          <table:table-cell office:value-type="string" calcext:value-type="string">
            <text:p>0.327762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57:.C166])" office:value-type="float" office:value="207208" calcext:value-type="float">
            <text:p>207208</text:p>
          </table:table-cell>
          <table:table-cell table:formula="of:=AVERAGE([.E157:.E166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string" calcext:value-type="string">
            <text:p>0.339943</text:p>
          </table:table-cell>
          <table:table-cell office:value-type="float" office:value="272744" calcext:value-type="float">
            <text:p>272744</text:p>
          </table:table-cell>
          <table:table-cell office:value-type="string" calcext:value-type="string">
            <text:p>0.358089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58:.C167])" office:value-type="float" office:value="220315.2" calcext:value-type="float">
            <text:p>220315,2</text:p>
          </table:table-cell>
          <table:table-cell table:formula="of:=AVERAGE([.E158:.E167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string" calcext:value-type="string">
            <text:p>0.345061</text:p>
          </table:table-cell>
          <table:table-cell office:value-type="float" office:value="272744" calcext:value-type="float">
            <text:p>272744</text:p>
          </table:table-cell>
          <table:table-cell office:value-type="string" calcext:value-type="string">
            <text:p>0.322284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59:.C168])" office:value-type="float" office:value="233422.4" calcext:value-type="float">
            <text:p>233422,4</text:p>
          </table:table-cell>
          <table:table-cell table:formula="of:=AVERAGE([.E159:.E168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string" calcext:value-type="string">
            <text:p>0.337977</text:p>
          </table:table-cell>
          <table:table-cell office:value-type="float" office:value="272744" calcext:value-type="float">
            <text:p>272744</text:p>
          </table:table-cell>
          <table:table-cell office:value-type="string" calcext:value-type="string">
            <text:p>0.334852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60:.C169])" office:value-type="float" office:value="246529.6" calcext:value-type="float">
            <text:p>246529,6</text:p>
          </table:table-cell>
          <table:table-cell table:formula="of:=AVERAGE([.E160:.E169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string" calcext:value-type="string">
            <text:p>0.313117</text:p>
          </table:table-cell>
          <table:table-cell office:value-type="float" office:value="272744" calcext:value-type="float">
            <text:p>272744</text:p>
          </table:table-cell>
          <table:table-cell office:value-type="string" calcext:value-type="string">
            <text:p>0.324007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61:.C170])" office:value-type="float" office:value="259636.8" calcext:value-type="float">
            <text:p>259636,8</text:p>
          </table:table-cell>
          <table:table-cell table:formula="of:=AVERAGE([.E161:.E170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string" calcext:value-type="string">
            <text:p>0.320980</text:p>
          </table:table-cell>
          <table:table-cell office:value-type="float" office:value="272744" calcext:value-type="float">
            <text:p>272744</text:p>
          </table:table-cell>
          <table:table-cell office:value-type="string" calcext:value-type="string">
            <text:p>0.325673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62:.C171])" office:value-type="float" office:value="272744" calcext:value-type="float">
            <text:p>272744</text:p>
          </table:table-cell>
          <table:table-cell table:formula="of:=AVERAGE([.E162:.E171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string" calcext:value-type="string">
            <text:p>0.648881</text:p>
          </table:table-cell>
          <table:table-cell office:value-type="float" office:value="534888" calcext:value-type="float">
            <text:p>534888</text:p>
          </table:table-cell>
          <table:table-cell office:value-type="string" calcext:value-type="string">
            <text:p>0.642883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63:.C172])" office:value-type="float" office:value="298958.4" calcext:value-type="float">
            <text:p>298958,4</text:p>
          </table:table-cell>
          <table:table-cell table:formula="of:=AVERAGE([.E163:.E172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string" calcext:value-type="string">
            <text:p>0.652596</text:p>
          </table:table-cell>
          <table:table-cell office:value-type="float" office:value="534888" calcext:value-type="float">
            <text:p>534888</text:p>
          </table:table-cell>
          <table:table-cell office:value-type="string" calcext:value-type="string">
            <text:p>0.644805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64:.C173])" office:value-type="float" office:value="325172.8" calcext:value-type="float">
            <text:p>325172,8</text:p>
          </table:table-cell>
          <table:table-cell table:formula="of:=AVERAGE([.E164:.E173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string" calcext:value-type="string">
            <text:p>0.648828</text:p>
          </table:table-cell>
          <table:table-cell office:value-type="float" office:value="534888" calcext:value-type="float">
            <text:p>534888</text:p>
          </table:table-cell>
          <table:table-cell office:value-type="string" calcext:value-type="string">
            <text:p>0.639498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65:.C174])" office:value-type="float" office:value="351387.2" calcext:value-type="float">
            <text:p>351387,2</text:p>
          </table:table-cell>
          <table:table-cell table:formula="of:=AVERAGE([.E165:.E174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string" calcext:value-type="string">
            <text:p>0.648541</text:p>
          </table:table-cell>
          <table:table-cell office:value-type="float" office:value="534888" calcext:value-type="float">
            <text:p>534888</text:p>
          </table:table-cell>
          <table:table-cell office:value-type="string" calcext:value-type="string">
            <text:p>0.643107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66:.C175])" office:value-type="float" office:value="377601.6" calcext:value-type="float">
            <text:p>377601,6</text:p>
          </table:table-cell>
          <table:table-cell table:formula="of:=AVERAGE([.E166:.E175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string" calcext:value-type="string">
            <text:p>0.645965</text:p>
          </table:table-cell>
          <table:table-cell office:value-type="float" office:value="534888" calcext:value-type="float">
            <text:p>534888</text:p>
          </table:table-cell>
          <table:table-cell office:value-type="string" calcext:value-type="string">
            <text:p>0.639113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67:.C176])" office:value-type="float" office:value="403816" calcext:value-type="float">
            <text:p>403816</text:p>
          </table:table-cell>
          <table:table-cell table:formula="of:=AVERAGE([.E167:.E176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string" calcext:value-type="string">
            <text:p>0.632483</text:p>
          </table:table-cell>
          <table:table-cell office:value-type="float" office:value="534888" calcext:value-type="float">
            <text:p>534888</text:p>
          </table:table-cell>
          <table:table-cell office:value-type="string" calcext:value-type="string">
            <text:p>0.639939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68:.C177])" office:value-type="float" office:value="430030.4" calcext:value-type="float">
            <text:p>430030,4</text:p>
          </table:table-cell>
          <table:table-cell table:formula="of:=AVERAGE([.E168:.E177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string" calcext:value-type="string">
            <text:p>0.644151</text:p>
          </table:table-cell>
          <table:table-cell office:value-type="float" office:value="534888" calcext:value-type="float">
            <text:p>534888</text:p>
          </table:table-cell>
          <table:table-cell office:value-type="string" calcext:value-type="string">
            <text:p>0.670872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69:.C178])" office:value-type="float" office:value="456244.8" calcext:value-type="float">
            <text:p>456244,8</text:p>
          </table:table-cell>
          <table:table-cell table:formula="of:=AVERAGE([.E169:.E178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string" calcext:value-type="string">
            <text:p>0.663927</text:p>
          </table:table-cell>
          <table:table-cell office:value-type="float" office:value="534888" calcext:value-type="float">
            <text:p>534888</text:p>
          </table:table-cell>
          <table:table-cell office:value-type="string" calcext:value-type="string">
            <text:p>0.666096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70:.C179])" office:value-type="float" office:value="482459.2" calcext:value-type="float">
            <text:p>482459,2</text:p>
          </table:table-cell>
          <table:table-cell table:formula="of:=AVERAGE([.E170:.E179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string" calcext:value-type="string">
            <text:p>0.644592</text:p>
          </table:table-cell>
          <table:table-cell office:value-type="float" office:value="534888" calcext:value-type="float">
            <text:p>534888</text:p>
          </table:table-cell>
          <table:table-cell office:value-type="string" calcext:value-type="string">
            <text:p>0.637939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71:.C180])" office:value-type="float" office:value="508673.6" calcext:value-type="float">
            <text:p>508673,6</text:p>
          </table:table-cell>
          <table:table-cell table:formula="of:=AVERAGE([.E171:.E180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string" calcext:value-type="string">
            <text:p>0.648838</text:p>
          </table:table-cell>
          <table:table-cell office:value-type="float" office:value="534888" calcext:value-type="float">
            <text:p>534888</text:p>
          </table:table-cell>
          <table:table-cell office:value-type="string" calcext:value-type="string">
            <text:p>0.642215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72:.C181])" office:value-type="float" office:value="534888" calcext:value-type="float">
            <text:p>534888</text:p>
          </table:table-cell>
          <table:table-cell table:formula="of:=AVERAGE([.E172:.E181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string" calcext:value-type="string">
            <text:p>1.305314</text:p>
          </table:table-cell>
          <table:table-cell office:value-type="float" office:value="1059176" calcext:value-type="float">
            <text:p>1059176</text:p>
          </table:table-cell>
          <table:table-cell office:value-type="string" calcext:value-type="string">
            <text:p>1.305224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73:.C182])" office:value-type="float" office:value="587316.8" calcext:value-type="float">
            <text:p>587316,8</text:p>
          </table:table-cell>
          <table:table-cell table:formula="of:=AVERAGE([.E173:.E182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string" calcext:value-type="string">
            <text:p>1.323079</text:p>
          </table:table-cell>
          <table:table-cell office:value-type="float" office:value="1059176" calcext:value-type="float">
            <text:p>1059176</text:p>
          </table:table-cell>
          <table:table-cell office:value-type="string" calcext:value-type="string">
            <text:p>1.300093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74:.C183])" office:value-type="float" office:value="639745.6" calcext:value-type="float">
            <text:p>639745,6</text:p>
          </table:table-cell>
          <table:table-cell table:formula="of:=AVERAGE([.E174:.E183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string" calcext:value-type="string">
            <text:p>1.337750</text:p>
          </table:table-cell>
          <table:table-cell office:value-type="float" office:value="1059176" calcext:value-type="float">
            <text:p>1059176</text:p>
          </table:table-cell>
          <table:table-cell office:value-type="string" calcext:value-type="string">
            <text:p>1.304014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75:.C184])" office:value-type="float" office:value="692174.4" calcext:value-type="float">
            <text:p>692174,4</text:p>
          </table:table-cell>
          <table:table-cell table:formula="of:=AVERAGE([.E175:.E184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string" calcext:value-type="string">
            <text:p>1.305053</text:p>
          </table:table-cell>
          <table:table-cell office:value-type="float" office:value="1059176" calcext:value-type="float">
            <text:p>1059176</text:p>
          </table:table-cell>
          <table:table-cell office:value-type="string" calcext:value-type="string">
            <text:p>1.303966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76:.C185])" office:value-type="float" office:value="744603.2" calcext:value-type="float">
            <text:p>744603,2</text:p>
          </table:table-cell>
          <table:table-cell table:formula="of:=AVERAGE([.E176:.E185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string" calcext:value-type="string">
            <text:p>1.336035</text:p>
          </table:table-cell>
          <table:table-cell office:value-type="float" office:value="1059176" calcext:value-type="float">
            <text:p>1059176</text:p>
          </table:table-cell>
          <table:table-cell office:value-type="string" calcext:value-type="string">
            <text:p>1.283580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77:.C186])" office:value-type="float" office:value="797032" calcext:value-type="float">
            <text:p>797032</text:p>
          </table:table-cell>
          <table:table-cell table:formula="of:=AVERAGE([.E177:.E186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string" calcext:value-type="string">
            <text:p>1.288659</text:p>
          </table:table-cell>
          <table:table-cell office:value-type="float" office:value="1059176" calcext:value-type="float">
            <text:p>1059176</text:p>
          </table:table-cell>
          <table:table-cell office:value-type="string" calcext:value-type="string">
            <text:p>1.277664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78:.C187])" office:value-type="float" office:value="849460.8" calcext:value-type="float">
            <text:p>849460,8</text:p>
          </table:table-cell>
          <table:table-cell table:formula="of:=AVERAGE([.E178:.E187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string" calcext:value-type="string">
            <text:p>1.279794</text:p>
          </table:table-cell>
          <table:table-cell office:value-type="float" office:value="1059176" calcext:value-type="float">
            <text:p>1059176</text:p>
          </table:table-cell>
          <table:table-cell office:value-type="string" calcext:value-type="string">
            <text:p>1.310444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79:.C188])" office:value-type="float" office:value="901889.6" calcext:value-type="float">
            <text:p>901889,6</text:p>
          </table:table-cell>
          <table:table-cell table:formula="of:=AVERAGE([.E179:.E188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string" calcext:value-type="string">
            <text:p>1.295659</text:p>
          </table:table-cell>
          <table:table-cell office:value-type="float" office:value="1059176" calcext:value-type="float">
            <text:p>1059176</text:p>
          </table:table-cell>
          <table:table-cell office:value-type="string" calcext:value-type="string">
            <text:p>1.343144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80:.C189])" office:value-type="float" office:value="954318.4" calcext:value-type="float">
            <text:p>954318,4</text:p>
          </table:table-cell>
          <table:table-cell table:formula="of:=AVERAGE([.E180:.E189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string" calcext:value-type="string">
            <text:p>1.321993</text:p>
          </table:table-cell>
          <table:table-cell office:value-type="float" office:value="1059176" calcext:value-type="float">
            <text:p>1059176</text:p>
          </table:table-cell>
          <table:table-cell office:value-type="string" calcext:value-type="string">
            <text:p>1.311996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81:.C190])" office:value-type="float" office:value="1006747.2" calcext:value-type="float">
            <text:p>1006747,2</text:p>
          </table:table-cell>
          <table:table-cell table:formula="of:=AVERAGE([.E181:.E190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string" calcext:value-type="string">
            <text:p>1.306629</text:p>
          </table:table-cell>
          <table:table-cell office:value-type="float" office:value="1059176" calcext:value-type="float">
            <text:p>1059176</text:p>
          </table:table-cell>
          <table:table-cell office:value-type="string" calcext:value-type="string">
            <text:p>1.321372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82:.C191])" office:value-type="float" office:value="1059176" calcext:value-type="float">
            <text:p>1059176</text:p>
          </table:table-cell>
          <table:table-cell table:formula="of:=AVERAGE([.E182:.E191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string" calcext:value-type="string">
            <text:p>2.648283</text:p>
          </table:table-cell>
          <table:table-cell office:value-type="float" office:value="2107752" calcext:value-type="float">
            <text:p>2107752</text:p>
          </table:table-cell>
          <table:table-cell office:value-type="string" calcext:value-type="string">
            <text:p>2.580310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83:.C192])" office:value-type="float" office:value="1164033.6" calcext:value-type="float">
            <text:p>1164033,6</text:p>
          </table:table-cell>
          <table:table-cell table:formula="of:=AVERAGE([.E183:.E192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string" calcext:value-type="string">
            <text:p>2.597929</text:p>
          </table:table-cell>
          <table:table-cell office:value-type="float" office:value="2107752" calcext:value-type="float">
            <text:p>2107752</text:p>
          </table:table-cell>
          <table:table-cell office:value-type="string" calcext:value-type="string">
            <text:p>2.619384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84:.C193])" office:value-type="float" office:value="1268891.2" calcext:value-type="float">
            <text:p>1268891,2</text:p>
          </table:table-cell>
          <table:table-cell table:formula="of:=AVERAGE([.E184:.E193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string" calcext:value-type="string">
            <text:p>2.662610</text:p>
          </table:table-cell>
          <table:table-cell office:value-type="float" office:value="2107752" calcext:value-type="float">
            <text:p>2107752</text:p>
          </table:table-cell>
          <table:table-cell office:value-type="string" calcext:value-type="string">
            <text:p>2.630698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85:.C194])" office:value-type="float" office:value="1373748.8" calcext:value-type="float">
            <text:p>1373748,8</text:p>
          </table:table-cell>
          <table:table-cell table:formula="of:=AVERAGE([.E185:.E194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string" calcext:value-type="string">
            <text:p>2.613309</text:p>
          </table:table-cell>
          <table:table-cell office:value-type="float" office:value="2107752" calcext:value-type="float">
            <text:p>2107752</text:p>
          </table:table-cell>
          <table:table-cell office:value-type="string" calcext:value-type="string">
            <text:p>2.585756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86:.C195])" office:value-type="float" office:value="1478606.4" calcext:value-type="float">
            <text:p>1478606,4</text:p>
          </table:table-cell>
          <table:table-cell table:formula="of:=AVERAGE([.E186:.E195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string" calcext:value-type="string">
            <text:p>2.585931</text:p>
          </table:table-cell>
          <table:table-cell office:value-type="float" office:value="2107752" calcext:value-type="float">
            <text:p>2107752</text:p>
          </table:table-cell>
          <table:table-cell office:value-type="string" calcext:value-type="string">
            <text:p>2.551082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87:.C196])" office:value-type="float" office:value="1583464" calcext:value-type="float">
            <text:p>1583464</text:p>
          </table:table-cell>
          <table:table-cell table:formula="of:=AVERAGE([.E187:.E196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string" calcext:value-type="string">
            <text:p>2.588694</text:p>
          </table:table-cell>
          <table:table-cell office:value-type="float" office:value="2107752" calcext:value-type="float">
            <text:p>2107752</text:p>
          </table:table-cell>
          <table:table-cell office:value-type="string" calcext:value-type="string">
            <text:p>2.590345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88:.C197])" office:value-type="float" office:value="1688321.6" calcext:value-type="float">
            <text:p>1688321,6</text:p>
          </table:table-cell>
          <table:table-cell table:formula="of:=AVERAGE([.E188:.E197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string" calcext:value-type="string">
            <text:p>2.581915</text:p>
          </table:table-cell>
          <table:table-cell office:value-type="float" office:value="2107752" calcext:value-type="float">
            <text:p>2107752</text:p>
          </table:table-cell>
          <table:table-cell office:value-type="string" calcext:value-type="string">
            <text:p>2.579123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89:.C198])" office:value-type="float" office:value="1793179.2" calcext:value-type="float">
            <text:p>1793179,2</text:p>
          </table:table-cell>
          <table:table-cell table:formula="of:=AVERAGE([.E189:.E198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string" calcext:value-type="string">
            <text:p>2.592649</text:p>
          </table:table-cell>
          <table:table-cell office:value-type="float" office:value="2107752" calcext:value-type="float">
            <text:p>2107752</text:p>
          </table:table-cell>
          <table:table-cell office:value-type="string" calcext:value-type="string">
            <text:p>2.550707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90:.C199])" office:value-type="float" office:value="1898036.8" calcext:value-type="float">
            <text:p>1898036,8</text:p>
          </table:table-cell>
          <table:table-cell table:formula="of:=AVERAGE([.E190:.E199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string" calcext:value-type="string">
            <text:p>2.546645</text:p>
          </table:table-cell>
          <table:table-cell office:value-type="float" office:value="2107752" calcext:value-type="float">
            <text:p>2107752</text:p>
          </table:table-cell>
          <table:table-cell office:value-type="string" calcext:value-type="string">
            <text:p>2.385444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91:.C200])" office:value-type="float" office:value="2002894.4" calcext:value-type="float">
            <text:p>2002894,4</text:p>
          </table:table-cell>
          <table:table-cell table:formula="of:=AVERAGE([.E191:.E200])"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string" calcext:value-type="string">
            <text:p>2.190628</text:p>
          </table:table-cell>
          <table:table-cell office:value-type="float" office:value="2107752" calcext:value-type="float">
            <text:p>2107752</text:p>
          </table:table-cell>
          <table:table-cell office:value-type="string" calcext:value-type="string">
            <text:p>2.122174</text:p>
          </table:table-cell>
          <table:table-cell office:value-type="float" office:value="10480" calcext:value-type="float">
            <text:p>10480</text:p>
          </table:table-cell>
          <table:table-cell table:number-columns-repeated="2"/>
          <table:table-cell table:formula="of:=AVERAGE([.C192:.C201])" office:value-type="float" office:value="2107752" calcext:value-type="float">
            <text:p>2107752</text:p>
          </table:table-cell>
          <table:table-cell table:formula="of:=AVERAGE([.E192:.E201])" office:value-type="float" office:value="10480" calcext:value-type="float">
            <text:p>104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30T18:17:59.744859117</dc:date>
    <meta:editing-duration>PT55M14S</meta:editing-duration>
    <meta:editing-cycles>2</meta:editing-cycles>
    <meta:generator>LibreOffice/6.0.7.3$Linux_X86_64 LibreOffice_project/00m0$Build-3</meta:generator>
    <meta:document-statistic meta:table-count="1" meta:cell-count="1407" meta:object-count="0"/>
  </office:meta>
</office:document-meta>
</file>